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7" style:family="table">
      <style:table-properties style:width="17cm" fo:break-before="auto" fo:break-after="auto" table:align="margins" fo:keep-with-next="auto" style:may-break-between-rows="true" table:border-model="collapsing"/>
    </style:style>
    <style:style style:name="Tabla7.A" style:family="table-column">
      <style:table-column-properties style:column-width="17cm" style:rel-column-width="65535*"/>
    </style:style>
    <style:style style:name="Tabla7.1" style:family="table-row">
      <style:table-row-properties fo:keep-together="auto"/>
    </style:style>
    <style:style style:name="Tab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fo:break-before="auto" fo:break-after="auto" table:align="margins" fo:keep-with-next="auto" style:may-break-between-rows="true" table:border-model="collapsing"/>
    </style:style>
    <style:style style:name="Tabla8.A" style:family="table-column">
      <style:table-column-properties style:column-width="17cm" style:rel-column-width="65535*"/>
    </style:style>
    <style:style style:name="Tabla8.1" style:family="table-row">
      <style:table-row-properties fo:keep-together="auto"/>
    </style:style>
    <style:style style:name="Tab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paragraph-properties fo:line-height="115%"/>
      <style:text-properties officeooo:rsid="001ce461" officeooo:paragraph-rsid="001ce461"/>
    </style:style>
    <style:style style:name="P2" style:family="paragraph" style:parent-style-name="Standard">
      <style:paragraph-properties fo:line-height="115%"/>
      <style:text-properties officeooo:rsid="001ce461" officeooo:paragraph-rsid="004f91e7"/>
    </style:style>
    <style:style style:name="P3" style:family="paragraph" style:parent-style-name="Standard">
      <style:paragraph-properties fo:line-height="115%"/>
      <style:text-properties officeooo:rsid="001ce461" officeooo:paragraph-rsid="00509bf4"/>
    </style:style>
    <style:style style:name="P4" style:family="paragraph" style:parent-style-name="Standard">
      <style:paragraph-properties fo:line-height="115%"/>
      <style:text-properties officeooo:rsid="0032a5b9" officeooo:paragraph-rsid="00509bf4"/>
    </style:style>
    <style:style style:name="P5" style:family="paragraph" style:parent-style-name="Standard">
      <style:paragraph-properties fo:line-height="115%"/>
      <style:text-properties officeooo:rsid="00225fc5" officeooo:paragraph-rsid="00509bf4"/>
    </style:style>
    <style:style style:name="P6" style:family="paragraph" style:parent-style-name="Standard">
      <style:paragraph-properties fo:line-height="115%"/>
      <style:text-properties officeooo:rsid="00225fc5" officeooo:paragraph-rsid="0052bc9d"/>
    </style:style>
    <style:style style:name="P7" style:family="paragraph" style:parent-style-name="Standard">
      <style:paragraph-properties fo:line-height="115%"/>
      <style:text-properties style:text-underline-style="none" officeooo:rsid="003839d7" officeooo:paragraph-rsid="003839d7"/>
    </style:style>
    <style:style style:name="P8" style:family="paragraph" style:parent-style-name="Standard">
      <style:paragraph-properties fo:line-height="115%"/>
      <style:text-properties style:text-underline-style="none" officeooo:rsid="001af565" officeooo:paragraph-rsid="003ba4fb"/>
    </style:style>
    <style:style style:name="P9" style:family="paragraph" style:parent-style-name="Standard">
      <style:paragraph-properties fo:line-height="115%"/>
      <style:text-properties style:text-underline-style="none" officeooo:rsid="001ce461" officeooo:paragraph-rsid="001ce461"/>
    </style:style>
    <style:style style:name="P10" style:family="paragraph" style:parent-style-name="Standard">
      <style:paragraph-properties fo:line-height="115%"/>
      <style:text-properties style:text-underline-style="none" officeooo:rsid="00349714" officeooo:paragraph-rsid="00349714"/>
    </style:style>
    <style:style style:name="P11" style:family="paragraph" style:parent-style-name="Standard">
      <style:paragraph-properties fo:line-height="115%"/>
      <style:text-properties style:text-underline-style="none" officeooo:rsid="00335b2e" officeooo:paragraph-rsid="00335b2e"/>
    </style:style>
    <style:style style:name="P12" style:family="paragraph" style:parent-style-name="Standard">
      <style:paragraph-properties fo:line-height="115%"/>
      <style:text-properties style:text-underline-style="none" officeooo:rsid="003614b4" officeooo:paragraph-rsid="003614b4"/>
    </style:style>
    <style:style style:name="P13" style:family="paragraph" style:parent-style-name="Standard">
      <style:paragraph-properties fo:line-height="115%"/>
      <style:text-properties style:text-underline-style="none" officeooo:rsid="003621e6" officeooo:paragraph-rsid="003621e6"/>
    </style:style>
    <style:style style:name="P14" style:family="paragraph" style:parent-style-name="Standard">
      <style:paragraph-properties fo:line-height="115%"/>
      <style:text-properties style:text-underline-style="none" officeooo:rsid="003ba4fb" officeooo:paragraph-rsid="003ba4fb"/>
    </style:style>
    <style:style style:name="P15" style:family="paragraph" style:parent-style-name="Standard">
      <style:paragraph-properties fo:line-height="115%"/>
      <style:text-properties style:text-underline-style="none" officeooo:rsid="003c013c" officeooo:paragraph-rsid="003c013c"/>
    </style:style>
    <style:style style:name="P16" style:family="paragraph" style:parent-style-name="Standard">
      <style:paragraph-properties fo:line-height="115%"/>
      <style:text-properties style:text-underline-style="none" officeooo:rsid="003daabc" officeooo:paragraph-rsid="003daabc"/>
    </style:style>
    <style:style style:name="P17" style:family="paragraph" style:parent-style-name="Standard">
      <style:paragraph-properties fo:line-height="115%"/>
      <style:text-properties style:text-underline-style="none" officeooo:rsid="003f79bb" officeooo:paragraph-rsid="003f79bb"/>
    </style:style>
    <style:style style:name="P18" style:family="paragraph" style:parent-style-name="Standard">
      <style:paragraph-properties fo:line-height="115%"/>
      <style:text-properties style:text-underline-style="none" officeooo:rsid="0042a06b" officeooo:paragraph-rsid="0042a06b"/>
    </style:style>
    <style:style style:name="P19" style:family="paragraph" style:parent-style-name="Standard">
      <style:paragraph-properties fo:line-height="115%"/>
      <style:text-properties style:text-underline-style="none" officeooo:rsid="00044d89" officeooo:paragraph-rsid="003ba4fb"/>
    </style:style>
    <style:style style:name="P20" style:family="paragraph" style:parent-style-name="Standard">
      <style:paragraph-properties fo:line-height="115%"/>
      <style:text-properties style:text-underline-style="none" officeooo:rsid="00044d89" officeooo:paragraph-rsid="004d94d3"/>
    </style:style>
    <style:style style:name="P21" style:family="paragraph" style:parent-style-name="Standard">
      <style:paragraph-properties fo:line-height="115%"/>
      <style:text-properties style:text-underline-style="none" officeooo:rsid="0047c199" officeooo:paragraph-rsid="0047c199"/>
    </style:style>
    <style:style style:name="P22" style:family="paragraph" style:parent-style-name="Standard">
      <style:paragraph-properties fo:line-height="115%"/>
      <style:text-properties style:text-underline-style="none" officeooo:rsid="0047c199" officeooo:paragraph-rsid="004d94d3"/>
    </style:style>
    <style:style style:name="P23" style:family="paragraph" style:parent-style-name="Standard">
      <style:paragraph-properties fo:line-height="115%"/>
      <style:text-properties style:text-underline-style="none" officeooo:rsid="004ae657" officeooo:paragraph-rsid="004ae657"/>
    </style:style>
    <style:style style:name="P24" style:family="paragraph" style:parent-style-name="Standard">
      <style:paragraph-properties fo:line-height="115%"/>
      <style:text-properties style:text-underline-style="none" officeooo:rsid="004ae657" officeooo:paragraph-rsid="004d94d3"/>
    </style:style>
    <style:style style:name="P25" style:family="paragraph" style:parent-style-name="Standard">
      <style:paragraph-properties fo:line-height="115%"/>
      <style:text-properties style:text-underline-style="none" officeooo:rsid="004d444b" officeooo:paragraph-rsid="004d444b"/>
    </style:style>
    <style:style style:name="P26" style:family="paragraph" style:parent-style-name="Standard">
      <style:paragraph-properties fo:line-height="115%"/>
      <style:text-properties style:text-underline-style="none" officeooo:rsid="004d94d3" officeooo:paragraph-rsid="004d94d3"/>
    </style:style>
    <style:style style:name="P27" style:family="paragraph" style:parent-style-name="Standard">
      <style:paragraph-properties fo:line-height="115%"/>
      <style:text-properties style:text-underline-style="none" officeooo:rsid="004dfca3" officeooo:paragraph-rsid="004dfca3"/>
    </style:style>
    <style:style style:name="P28" style:family="paragraph" style:parent-style-name="Standard">
      <style:paragraph-properties fo:line-height="115%"/>
      <style:text-properties style:text-underline-style="none" officeooo:rsid="00457c73" officeooo:paragraph-rsid="00457c73"/>
    </style:style>
    <style:style style:name="P29" style:family="paragraph" style:parent-style-name="Standard">
      <style:paragraph-properties fo:line-height="115%"/>
      <style:text-properties style:text-underline-style="none" officeooo:rsid="0046690c" officeooo:paragraph-rsid="0046690c"/>
    </style:style>
    <style:style style:name="P30" style:family="paragraph" style:parent-style-name="Standard">
      <style:paragraph-properties fo:line-height="115%"/>
      <style:text-properties style:text-underline-style="none" officeooo:rsid="00235eda" officeooo:paragraph-rsid="003ba4fb"/>
    </style:style>
    <style:style style:name="P31" style:family="paragraph" style:parent-style-name="Standard">
      <style:paragraph-properties fo:line-height="115%"/>
      <style:text-properties style:text-underline-style="none" officeooo:rsid="002662de" officeooo:paragraph-rsid="002662de"/>
    </style:style>
    <style:style style:name="P32" style:family="paragraph" style:parent-style-name="Standard">
      <style:paragraph-properties fo:line-height="115%"/>
      <style:text-properties style:text-underline-style="none" officeooo:rsid="0057deac" officeooo:paragraph-rsid="0057deac"/>
    </style:style>
    <style:style style:name="P33" style:family="paragraph" style:parent-style-name="Standard">
      <style:paragraph-properties fo:line-height="115%"/>
      <style:text-properties fo:font-style="normal" style:text-underline-style="none" officeooo:rsid="004d444b" officeooo:paragraph-rsid="004d444b" style:font-style-asian="normal" style:font-style-complex="normal"/>
    </style:style>
    <style:style style:name="P34" style:family="paragraph" style:parent-style-name="Standard">
      <style:paragraph-properties fo:line-height="115%"/>
      <style:text-properties fo:font-style="normal" style:text-underline-style="none" officeooo:rsid="004d94d3" officeooo:paragraph-rsid="004d444b" style:font-style-asian="normal" style:font-style-complex="normal"/>
    </style:style>
    <style:style style:name="P35" style:family="paragraph" style:parent-style-name="Standard">
      <style:paragraph-properties fo:line-height="115%"/>
      <style:text-properties fo:font-style="normal" style:text-underline-style="none" officeooo:rsid="004d94d3" officeooo:paragraph-rsid="004d94d3" style:font-style-asian="normal" style:font-style-complex="normal"/>
    </style:style>
    <style:style style:name="P36" style:family="paragraph" style:parent-style-name="Standard">
      <style:paragraph-properties fo:line-height="115%"/>
      <style:text-properties fo:font-size="20pt" style:text-underline-style="none" fo:font-weight="bold" officeooo:rsid="00349714" officeooo:paragraph-rsid="00349714" style:font-size-asian="20pt" style:font-weight-asian="bold" style:font-size-complex="20pt" style:font-weight-complex="bold"/>
    </style:style>
    <style:style style:name="P37" style:family="paragraph" style:parent-style-name="Standard">
      <style:paragraph-properties fo:line-height="115%"/>
      <style:text-properties fo:font-size="20pt" style:text-underline-style="none" fo:font-weight="bold" officeooo:rsid="00335b2e" officeooo:paragraph-rsid="00335b2e" style:font-size-asian="20pt" style:font-weight-asian="bold" style:font-size-complex="20pt" style:font-weight-complex="bold"/>
    </style:style>
    <style:style style:name="P38" style:family="paragraph" style:parent-style-name="Standard">
      <style:paragraph-properties fo:line-height="115%"/>
      <style:text-properties officeooo:rsid="002e9d6e" officeooo:paragraph-rsid="001ce461"/>
    </style:style>
    <style:style style:name="P39" style:family="paragraph" style:parent-style-name="Standard">
      <style:paragraph-properties fo:line-height="115%"/>
      <style:text-properties officeooo:rsid="002e9d6e" officeooo:paragraph-rsid="004f91e7"/>
    </style:style>
    <style:style style:name="P40" style:family="paragraph" style:parent-style-name="Standard">
      <style:paragraph-properties fo:line-height="115%"/>
      <style:text-properties officeooo:rsid="00509bf4" officeooo:paragraph-rsid="00509bf4"/>
    </style:style>
    <style:style style:name="P41" style:family="paragraph" style:parent-style-name="Standard">
      <style:paragraph-properties fo:line-height="115%"/>
      <style:text-properties officeooo:rsid="0020446c" officeooo:paragraph-rsid="00509bf4"/>
    </style:style>
    <style:style style:name="P42" style:family="paragraph" style:parent-style-name="Standard">
      <style:paragraph-properties fo:line-height="115%"/>
      <style:text-properties officeooo:rsid="00203772" officeooo:paragraph-rsid="00509bf4"/>
    </style:style>
    <style:style style:name="P43" style:family="paragraph" style:parent-style-name="Standard">
      <style:paragraph-properties fo:line-height="115%"/>
      <style:text-properties officeooo:rsid="0027cf5e" officeooo:paragraph-rsid="00509bf4"/>
    </style:style>
    <style:style style:name="P44" style:family="paragraph" style:parent-style-name="Standard">
      <style:paragraph-properties fo:line-height="115%"/>
      <style:text-properties officeooo:rsid="002998ae" officeooo:paragraph-rsid="00509bf4"/>
    </style:style>
    <style:style style:name="P45" style:family="paragraph" style:parent-style-name="Standard">
      <style:paragraph-properties fo:line-height="115%"/>
      <style:text-properties officeooo:rsid="0021b425" officeooo:paragraph-rsid="00509bf4"/>
    </style:style>
    <style:style style:name="P46" style:family="paragraph" style:parent-style-name="Standard">
      <style:paragraph-properties fo:line-height="115%"/>
      <style:text-properties fo:font-size="60pt" fo:font-weight="bold" officeooo:rsid="001ce461" officeooo:paragraph-rsid="001ce461" style:font-size-asian="60pt" style:font-weight-asian="bold" style:font-size-complex="60pt" style:font-weight-complex="bold"/>
    </style:style>
    <style:style style:name="P47" style:family="paragraph" style:parent-style-name="Standard">
      <style:paragraph-properties fo:line-height="115%"/>
      <style:text-properties officeooo:paragraph-rsid="0057deac"/>
    </style:style>
    <style:style style:name="P48" style:family="paragraph" style:parent-style-name="Standard">
      <style:paragraph-properties fo:line-height="115%"/>
      <style:text-properties officeooo:rsid="002389cc" officeooo:paragraph-rsid="0052bc9d"/>
    </style:style>
    <style:style style:name="P49" style:family="paragraph" style:parent-style-name="Standard">
      <style:paragraph-properties fo:line-height="115%"/>
      <style:text-properties fo:font-size="14pt" style:text-underline-style="none" fo:font-weight="bold" officeooo:rsid="00349714" officeooo:paragraph-rsid="00349714" style:font-size-asian="14pt" style:font-weight-asian="bold" style:font-size-complex="14pt" style:font-weight-complex="bold"/>
    </style:style>
    <style:style style:name="P50" style:family="paragraph" style:parent-style-name="Standard">
      <style:paragraph-properties fo:line-height="115%"/>
      <style:text-properties fo:font-size="14pt" style:text-underline-style="none" fo:font-weight="bold" officeooo:rsid="00349714" officeooo:paragraph-rsid="003c013c" style:font-size-asian="14pt" style:font-weight-asian="bold" style:font-size-complex="14pt" style:font-weight-complex="bold"/>
    </style:style>
    <style:style style:name="P51" style:family="paragraph" style:parent-style-name="Standard">
      <style:paragraph-properties fo:line-height="115%"/>
      <style:text-properties fo:font-size="14pt" style:text-underline-style="none" fo:font-weight="bold" officeooo:rsid="00349714" officeooo:paragraph-rsid="00457c73" style:font-size-asian="14pt" style:font-weight-asian="bold" style:font-size-complex="14pt" style:font-weight-complex="bold"/>
    </style:style>
    <style:style style:name="P52" style:family="paragraph" style:parent-style-name="Standard">
      <style:paragraph-properties fo:line-height="115%"/>
      <style:text-properties fo:font-size="14pt" style:text-underline-style="none" fo:font-weight="bold" officeooo:rsid="00349714" officeooo:paragraph-rsid="004d94d3" style:font-size-asian="14pt" style:font-weight-asian="bold" style:font-size-complex="14pt" style:font-weight-complex="bold"/>
    </style:style>
    <style:style style:name="P53" style:family="paragraph" style:parent-style-name="Standard">
      <style:paragraph-properties fo:line-height="115%"/>
      <style:text-properties style:text-underline-style="solid" style:text-underline-width="auto" style:text-underline-color="font-color" officeooo:rsid="00044d89" officeooo:paragraph-rsid="003ba4fb"/>
    </style:style>
    <style:style style:name="P54" style:family="paragraph" style:parent-style-name="Standard">
      <style:paragraph-properties fo:line-height="115%"/>
      <style:text-properties fo:color="#000000" style:text-outline="false" style:text-line-through-style="none" style:text-line-through-type="none" style:font-name="Liberation Serif" fo:font-size="12pt" fo:font-style="normal" fo:text-shadow="none" style:text-underline-style="none" fo:font-weight="normal" officeooo:rsid="003621e6" officeooo:paragraph-rsid="003621e6"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line-height="115%"/>
      <style:text-properties fo:color="#000000" style:text-outline="false" style:text-line-through-style="none" style:text-line-through-type="none" style:font-name="Liberation Serif" fo:font-size="12pt" fo:font-style="normal" fo:text-shadow="none" style:text-underline-style="none" fo:font-weight="normal" officeooo:rsid="003bc09a" officeooo:paragraph-rsid="003ba4fb"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line-height="115%"/>
      <style:text-properties officeooo:rsid="0052bc9d" officeooo:paragraph-rsid="0052bc9d"/>
    </style:style>
    <style:style style:name="P57" style:family="paragraph" style:parent-style-name="Standard">
      <style:paragraph-properties fo:line-height="115%" fo:break-before="page"/>
      <style:text-properties fo:font-size="40pt" fo:font-weight="bold" officeooo:rsid="001ce461" officeooo:paragraph-rsid="001ce461" style:font-size-asian="40pt" style:font-weight-asian="bold" style:font-size-complex="40pt" style:font-weight-complex="bold"/>
    </style:style>
    <style:style style:name="P58" style:family="paragraph" style:parent-style-name="Standard">
      <style:paragraph-properties fo:margin-top="0cm" fo:margin-bottom="0cm" loext:contextual-spacing="false" fo:line-height="115%"/>
      <style:text-properties officeooo:rsid="002e9d6e" officeooo:paragraph-rsid="00509bf4"/>
    </style:style>
    <style:style style:name="P59" style:family="paragraph" style:parent-style-name="Standard">
      <style:paragraph-properties fo:margin-top="0cm" fo:margin-bottom="0cm" loext:contextual-spacing="false" fo:line-height="115%"/>
      <style:text-properties officeooo:rsid="002e9d6e" officeooo:paragraph-rsid="004f91e7"/>
    </style:style>
    <style:style style:name="P60" style:family="paragraph" style:parent-style-name="Standard">
      <style:paragraph-properties fo:margin-top="0cm" fo:margin-bottom="0cm" loext:contextual-spacing="false" fo:line-height="115%"/>
      <style:text-properties officeooo:rsid="001ce461" officeooo:paragraph-rsid="00509bf4"/>
    </style:style>
    <style:style style:name="P61" style:family="paragraph" style:parent-style-name="Standard">
      <style:paragraph-properties fo:margin-top="0cm" fo:margin-bottom="0cm" loext:contextual-spacing="false" fo:line-height="115%"/>
      <style:text-properties officeooo:rsid="0030c53e" officeooo:paragraph-rsid="00509bf4"/>
    </style:style>
    <style:style style:name="P62" style:family="paragraph" style:parent-style-name="Text_20_body">
      <style:paragraph-properties fo:line-height="115%"/>
      <style:text-properties officeooo:paragraph-rsid="004f91e7"/>
    </style:style>
    <style:style style:name="P63" style:family="paragraph" style:parent-style-name="Index">
      <style:paragraph-properties fo:line-height="115%"/>
    </style:style>
    <style:style style:name="P64"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11931"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f79bb"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d94d3"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1931" officeooo:paragraph-rsid="00411931"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79bb" officeooo:paragraph-rsid="00411931"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79bb" officeooo:paragraph-rsid="003f79bb"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808f" officeooo:paragraph-rsid="0049808f"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808f" officeooo:paragraph-rsid="004d94d3"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bfdbe" officeooo:paragraph-rsid="004bfdbe"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d94d3" officeooo:paragraph-rsid="004d94d3"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itle">
      <style:paragraph-properties fo:line-height="115%"/>
    </style:style>
    <style:style style:name="P76" style:family="paragraph" style:parent-style-name="Title">
      <style:paragraph-properties fo:line-height="115%" fo:text-align="center" style:justify-single-word="false"/>
    </style:style>
    <style:style style:name="P77" style:family="paragraph" style:parent-style-name="Standard">
      <style:paragraph-properties fo:line-height="115%"/>
      <style:text-properties fo:font-size="12pt" fo:font-weight="bold" officeooo:rsid="001ce461" officeooo:paragraph-rsid="00509bf4" style:font-size-asian="10.5pt" style:font-weight-asian="bold" style:font-size-complex="12pt" style:font-weight-complex="bold"/>
    </style:style>
    <style:style style:name="P78" style:family="paragraph" style:parent-style-name="Standard">
      <style:paragraph-properties fo:line-height="115%"/>
      <style:text-properties fo:font-size="12pt" style:text-underline-style="none" fo:font-weight="normal" officeooo:rsid="0057deac" officeooo:paragraph-rsid="0057deac" style:font-size-asian="10.5pt" style:font-weight-asian="normal" style:font-size-complex="12pt" style:font-weight-complex="normal"/>
    </style:style>
    <style:style style:name="P79" style:family="paragraph" style:parent-style-name="Standard">
      <style:paragraph-properties fo:line-height="115%"/>
      <style:text-properties fo:font-size="12pt" style:text-underline-style="none" fo:font-weight="normal" officeooo:rsid="0057deac" officeooo:paragraph-rsid="0059d3d3" style:font-size-asian="10.5pt" style:font-weight-asian="normal" style:font-size-complex="12pt" style:font-weight-complex="normal"/>
    </style:style>
    <style:style style:name="P80" style:family="paragraph" style:parent-style-name="Standard" style:list-style-name="L23">
      <style:paragraph-properties fo:line-height="115%"/>
      <style:text-properties fo:font-size="12pt" style:text-underline-style="none" fo:font-weight="normal" officeooo:rsid="0057deac" officeooo:paragraph-rsid="0059d3d3" style:font-size-asian="10.5pt" style:font-weight-asian="normal" style:font-size-complex="12pt" style:font-weight-complex="normal"/>
    </style:style>
    <style:style style:name="P81" style:family="paragraph" style:parent-style-name="Standard">
      <style:paragraph-properties fo:line-height="115%"/>
      <style:text-properties fo:font-size="12pt" style:text-underline-style="none" fo:font-weight="normal" officeooo:rsid="0059d3d3" officeooo:paragraph-rsid="0059d3d3" style:font-size-asian="10.5pt" style:font-weight-asian="normal" style:font-size-complex="12pt" style:font-weight-complex="normal"/>
    </style:style>
    <style:style style:name="P82" style:family="paragraph" style:parent-style-name="Standard">
      <style:paragraph-properties fo:line-height="115%"/>
      <style:text-properties fo:font-size="20pt" fo:font-weight="bold" officeooo:rsid="001ce461" officeooo:paragraph-rsid="00509bf4" style:font-size-asian="20pt" style:font-weight-asian="bold" style:font-size-complex="20pt" style:font-weight-complex="bold"/>
    </style:style>
    <style:style style:name="P83" style:family="paragraph" style:parent-style-name="Standard">
      <style:paragraph-properties fo:line-height="115%"/>
      <style:text-properties fo:font-size="20pt" style:text-underline-style="none" fo:font-weight="bold" officeooo:rsid="00349714" officeooo:paragraph-rsid="0057deac" style:font-size-asian="20pt" style:font-weight-asian="bold" style:font-size-complex="20pt" style:font-weight-complex="bold"/>
    </style:style>
    <style:style style:name="P84" style:family="paragraph" style:parent-style-name="Standard" style:list-style-name="L11">
      <style:paragraph-properties fo:line-height="115%"/>
      <style:text-properties style:text-underline-style="none" officeooo:rsid="0027aa76" officeooo:paragraph-rsid="0059d3d3"/>
    </style:style>
    <style:style style:name="P85" style:family="paragraph" style:parent-style-name="Standard">
      <style:paragraph-properties fo:line-height="115%"/>
      <style:text-properties style:text-underline-style="none" officeooo:rsid="0027aa76" officeooo:paragraph-rsid="0059d3d3"/>
    </style:style>
    <style:style style:name="P86" style:family="paragraph" style:parent-style-name="Standard" style:list-style-name="L15">
      <style:paragraph-properties fo:line-height="115%"/>
      <style:text-properties style:text-underline-style="none" officeooo:rsid="0057deac" officeooo:paragraph-rsid="0057deac"/>
    </style:style>
    <style:style style:name="P87" style:family="paragraph" style:parent-style-name="Standard" style:list-style-name="L16">
      <style:paragraph-properties fo:line-height="115%"/>
      <style:text-properties style:text-underline-style="none" officeooo:rsid="003839d7" officeooo:paragraph-rsid="003839d7"/>
    </style:style>
    <style:style style:name="P88" style:family="paragraph" style:parent-style-name="Standard" style:list-style-name="L17">
      <style:paragraph-properties fo:line-height="115%"/>
      <style:text-properties style:text-underline-style="none" officeooo:rsid="003839d7" officeooo:paragraph-rsid="003839d7"/>
    </style:style>
    <style:style style:name="P89" style:family="paragraph" style:parent-style-name="Standard" style:list-style-name="L18">
      <style:paragraph-properties fo:line-height="115%"/>
      <style:text-properties style:text-underline-style="none" officeooo:rsid="001af565" officeooo:paragraph-rsid="003ba4fb"/>
    </style:style>
    <style:style style:name="P90" style:family="paragraph" style:parent-style-name="Standard" style:list-style-name="L19">
      <style:paragraph-properties fo:line-height="115%"/>
      <style:text-properties style:text-underline-style="none" officeooo:rsid="001af565" officeooo:paragraph-rsid="003ba4fb"/>
    </style:style>
    <style:style style:name="P91" style:family="paragraph" style:parent-style-name="Standard">
      <style:paragraph-properties fo:line-height="115%"/>
      <style:text-properties style:text-underline-style="none" officeooo:rsid="0027cf5e" officeooo:paragraph-rsid="00509bf4"/>
    </style:style>
    <style:style style:name="P92" style:family="paragraph" style:parent-style-name="Standard">
      <style:paragraph-properties fo:line-height="115%"/>
      <style:text-properties style:text-underline-style="none" officeooo:rsid="001ce461" officeooo:paragraph-rsid="0059d3d3"/>
    </style:style>
    <style:style style:name="P93" style:family="paragraph" style:parent-style-name="Standard">
      <style:paragraph-properties fo:line-height="115%"/>
      <style:text-properties style:text-underline-style="none" officeooo:rsid="002a033b" officeooo:paragraph-rsid="0059d3d3"/>
    </style:style>
    <style:style style:name="P94" style:family="paragraph" style:parent-style-name="Standard">
      <style:paragraph-properties fo:line-height="115%"/>
      <style:text-properties style:text-underline-style="none" officeooo:rsid="002e30a9" officeooo:paragraph-rsid="0059d3d3"/>
    </style:style>
    <style:style style:name="P95" style:family="paragraph" style:parent-style-name="Standard" style:list-style-name="L22">
      <style:paragraph-properties fo:line-height="115%"/>
      <style:text-properties officeooo:paragraph-rsid="0059d3d3"/>
    </style:style>
    <style:style style:name="P96" style:family="paragraph" style:parent-style-name="Standard" style:list-style-name="L24">
      <style:paragraph-properties fo:line-height="115%"/>
      <style:text-properties officeooo:paragraph-rsid="0059d3d3"/>
    </style:style>
    <style:style style:name="P97" style:family="paragraph" style:parent-style-name="Standard" style:list-style-name="L25">
      <style:paragraph-properties fo:line-height="115%"/>
      <style:text-properties officeooo:paragraph-rsid="0059d3d3"/>
    </style:style>
    <style:style style:name="P98" style:family="paragraph" style:parent-style-name="Standard">
      <style:paragraph-properties fo:line-height="115%"/>
      <style:text-properties officeooo:rsid="00225fc5" officeooo:paragraph-rsid="00509bf4"/>
    </style:style>
    <style:style style:name="P99" style:family="paragraph" style:parent-style-name="Standard">
      <style:paragraph-properties fo:line-height="115%"/>
      <style:text-properties officeooo:rsid="00225fc5" officeooo:paragraph-rsid="0052bc9d"/>
    </style:style>
    <style:style style:name="P100" style:family="paragraph" style:parent-style-name="Standard">
      <style:paragraph-properties fo:line-height="115%"/>
      <style:text-properties officeooo:rsid="002389cc" officeooo:paragraph-rsid="0052bc9d"/>
    </style:style>
    <style:style style:name="P101" style:family="paragraph" style:parent-style-name="Standard">
      <style:paragraph-properties fo:line-height="115%"/>
      <style:text-properties officeooo:rsid="00203772" officeooo:paragraph-rsid="00509bf4"/>
    </style:style>
    <style:style style:name="P102" style:family="paragraph" style:parent-style-name="Standard">
      <style:paragraph-properties fo:line-height="115%"/>
      <style:text-properties officeooo:rsid="00509bf4" officeooo:paragraph-rsid="00509bf4"/>
    </style:style>
    <style:style style:name="P103" style:family="paragraph" style:parent-style-name="Standard">
      <style:paragraph-properties fo:line-height="115%"/>
      <style:text-properties officeooo:rsid="0052bc9d" officeooo:paragraph-rsid="0052bc9d"/>
    </style:style>
    <style:style style:name="P104" style:family="paragraph" style:parent-style-name="Standard">
      <style:paragraph-properties fo:line-height="115%"/>
      <style:text-properties officeooo:rsid="001ce461" officeooo:paragraph-rsid="00509bf4"/>
    </style:style>
    <style:style style:name="P105" style:family="paragraph" style:parent-style-name="Standard" style:list-style-name="L3">
      <style:paragraph-properties fo:margin-left="1.3cm" fo:margin-right="0cm" fo:margin-top="0cm" fo:margin-bottom="0.199cm" loext:contextual-spacing="false" fo:line-height="115%" fo:text-indent="-0.64cm" style:auto-text-indent="false">
        <style:tab-stops/>
      </style:paragraph-properties>
      <style:text-properties officeooo:rsid="001ce461" officeooo:paragraph-rsid="00509bf4"/>
    </style:style>
    <style:style style:name="P106" style:family="paragraph" style:parent-style-name="Standard" style:list-style-name="L3">
      <style:paragraph-properties fo:margin-left="1.3cm" fo:margin-right="0cm" fo:margin-top="0cm" fo:margin-bottom="0.199cm" loext:contextual-spacing="false" fo:line-height="115%" fo:text-indent="-0.64cm" style:auto-text-indent="false">
        <style:tab-stops/>
      </style:paragraph-properties>
      <style:text-properties officeooo:paragraph-rsid="00509bf4"/>
    </style:style>
    <style:style style:name="P107" style:family="paragraph" style:parent-style-name="Standard" style:list-style-name="L4">
      <style:paragraph-properties fo:margin-top="0cm" fo:margin-bottom="0.199cm" loext:contextual-spacing="false" fo:line-height="115%"/>
      <style:text-properties officeooo:rsid="001ce461" officeooo:paragraph-rsid="00509bf4"/>
    </style:style>
    <style:style style:name="P108" style:family="paragraph" style:parent-style-name="Standard" style:list-style-name="L6">
      <style:paragraph-properties fo:margin-top="0cm" fo:margin-bottom="0.199cm" loext:contextual-spacing="false" fo:line-height="115%"/>
      <style:text-properties officeooo:rsid="001ce461" officeooo:paragraph-rsid="00509bf4"/>
    </style:style>
    <style:style style:name="P109" style:family="paragraph" style:parent-style-name="Standard" style:list-style-name="L5">
      <style:paragraph-properties fo:margin-top="0cm" fo:margin-bottom="0.199cm" loext:contextual-spacing="false" fo:line-height="115%"/>
      <style:text-properties officeooo:rsid="0032a5b9" officeooo:paragraph-rsid="00509bf4"/>
    </style:style>
    <style:style style:name="P110" style:family="paragraph" style:parent-style-name="Standard" style:list-style-name="L7">
      <style:paragraph-properties fo:margin-top="0cm" fo:margin-bottom="0.199cm" loext:contextual-spacing="false" fo:line-height="115%"/>
      <style:text-properties officeooo:rsid="00225fc5" officeooo:paragraph-rsid="0052bc9d"/>
    </style:style>
    <style:style style:name="P111" style:family="paragraph" style:parent-style-name="Standard" style:list-style-name="L8">
      <style:paragraph-properties fo:margin-top="0cm" fo:margin-bottom="0.199cm" loext:contextual-spacing="false" fo:line-height="115%"/>
      <style:text-properties officeooo:rsid="00225fc5" officeooo:paragraph-rsid="0052bc9d"/>
    </style:style>
    <style:style style:name="P112" style:family="paragraph" style:parent-style-name="Standard" style:list-style-name="L9">
      <style:paragraph-properties fo:margin-top="0cm" fo:margin-bottom="0.199cm" loext:contextual-spacing="false" fo:line-height="115%"/>
      <style:text-properties officeooo:rsid="00225fc5" officeooo:paragraph-rsid="0052bc9d"/>
    </style:style>
    <style:style style:name="P113" style:family="paragraph" style:parent-style-name="Standard" style:list-style-name="L10">
      <style:paragraph-properties fo:margin-top="0cm" fo:margin-bottom="0.199cm" loext:contextual-spacing="false" fo:line-height="115%"/>
      <style:text-properties officeooo:rsid="00225fc5" officeooo:paragraph-rsid="0052bc9d"/>
    </style:style>
    <style:style style:name="P114" style:family="paragraph" style:parent-style-name="Standard">
      <style:paragraph-properties fo:margin-top="0cm" fo:margin-bottom="0.199cm" loext:contextual-spacing="false" fo:line-height="115%"/>
      <style:text-properties officeooo:rsid="00225fc5" officeooo:paragraph-rsid="00509bf4"/>
    </style:style>
    <style:style style:name="P115" style:family="paragraph" style:parent-style-name="Standard">
      <style:paragraph-properties fo:margin-top="0cm" fo:margin-bottom="0.199cm" loext:contextual-spacing="false" fo:line-height="115%"/>
      <style:text-properties officeooo:rsid="00225fc5" officeooo:paragraph-rsid="0052bc9d"/>
    </style:style>
    <style:style style:name="P116" style:family="paragraph" style:parent-style-name="Standard" style:list-style-name="L10">
      <style:paragraph-properties fo:margin-top="0cm" fo:margin-bottom="0.199cm" loext:contextual-spacing="false" fo:line-height="115%"/>
      <style:text-properties officeooo:rsid="0052bc9d" officeooo:paragraph-rsid="0052bc9d"/>
    </style:style>
    <style:style style:name="P117" style:family="paragraph" style:parent-style-name="Standard" style:list-style-name="L20">
      <style:paragraph-properties fo:margin-top="0cm" fo:margin-bottom="0.199cm" loext:contextual-spacing="false" fo:line-height="115%"/>
      <style:text-properties officeooo:paragraph-rsid="0059d3d3"/>
    </style:style>
    <style:style style:name="P118" style:family="paragraph" style:parent-style-name="Standard" style:list-style-name="L21">
      <style:paragraph-properties fo:margin-top="0cm" fo:margin-bottom="0.199cm" loext:contextual-spacing="false" fo:line-height="115%"/>
      <style:text-properties style:text-underline-style="none" officeooo:rsid="0027aa76" officeooo:paragraph-rsid="0059d3d3"/>
    </style:style>
    <style:style style:name="P119" style:family="paragraph" style:parent-style-name="Title" style:list-style-name="L2">
      <style:paragraph-properties fo:line-height="115%"/>
      <style:text-properties officeooo:paragraph-rsid="004f91e7"/>
    </style:style>
    <style:style style:name="P120" style:family="paragraph" style:parent-style-name="Title" style:list-style-name="L2">
      <style:paragraph-properties fo:line-height="115%" fo:break-before="page"/>
      <style:text-properties officeooo:paragraph-rsid="004f91e7"/>
    </style:style>
    <style:style style:name="P121" style:family="paragraph" style:parent-style-name="Bibliography_20_1" style:list-style-name="L1">
      <style:paragraph-properties fo:line-height="115%"/>
    </style:style>
    <style:style style:name="P122" style:family="paragraph" style:parent-style-name="Index_20_1" style:list-style-name="L1">
      <style:paragraph-properties fo:line-height="115%"/>
    </style:style>
    <style:style style:name="P123" style:family="paragraph" style:parent-style-name="Index_20_1" style:list-style-name="L1">
      <style:paragraph-properties fo:line-height="115%"/>
      <style:text-properties officeooo:paragraph-rsid="004ee362"/>
    </style:style>
    <style:style style:name="P124" style:family="paragraph" style:parent-style-name="Heading_20_1" style:list-style-name="L2"/>
    <style:style style:name="P125" style:family="paragraph" style:parent-style-name="Heading_20_1" style:list-style-name="L2">
      <style:text-properties officeooo:paragraph-rsid="0059d3d3"/>
    </style:style>
    <style:style style:name="P126" style:family="paragraph" style:parent-style-name="Heading_20_1" style:list-style-name="L2">
      <style:paragraph-properties fo:line-height="115%"/>
    </style:style>
    <style:style style:name="P127" style:family="paragraph" style:parent-style-name="Heading_20_1" style:list-style-name="L2">
      <style:paragraph-properties fo:line-height="115%"/>
      <style:text-properties officeooo:paragraph-rsid="004f91e7"/>
    </style:style>
    <style:style style:name="P128" style:family="paragraph" style:parent-style-name="Heading_20_1" style:list-style-name="L2">
      <style:paragraph-properties fo:line-height="115%"/>
      <style:text-properties officeooo:paragraph-rsid="0059d3d3"/>
    </style:style>
    <style:style style:name="P129" style:family="paragraph" style:parent-style-name="Heading_20_1" style:list-style-name="L2">
      <style:paragraph-properties fo:line-height="115%"/>
      <style:text-properties officeooo:rsid="001ce461" officeooo:paragraph-rsid="004f91e7"/>
    </style:style>
    <style:style style:name="P130" style:family="paragraph" style:parent-style-name="Heading_20_1" style:list-style-name="L2">
      <style:paragraph-properties fo:margin-top="0cm" fo:margin-bottom="0.199cm" loext:contextual-spacing="false" fo:line-height="115%"/>
      <style:text-properties officeooo:paragraph-rsid="004f91e7"/>
    </style:style>
    <style:style style:name="P131" style:family="paragraph" style:parent-style-name="Heading_20_2">
      <style:text-properties style:text-underline-style="none" officeooo:rsid="001ce461"/>
    </style:style>
    <style:style style:name="P132" style:family="paragraph" style:parent-style-name="Heading_20_2">
      <style:text-properties officeooo:paragraph-rsid="0059d3d3"/>
    </style:style>
    <style:style style:name="P133" style:family="paragraph" style:parent-style-name="Heading_20_2">
      <style:text-properties fo:font-size="12pt" officeooo:paragraph-rsid="0059d3d3" style:font-size-asian="12pt" style:font-size-complex="12pt"/>
    </style:style>
    <style:style style:name="P134" style:family="paragraph" style:parent-style-name="Text_20_body">
      <style:paragraph-properties fo:line-height="115%"/>
      <style:text-properties officeooo:rsid="001ce461"/>
    </style:style>
    <style:style style:name="P135" style:family="paragraph" style:parent-style-name="Text_20_body">
      <style:paragraph-properties fo:line-height="115%"/>
      <style:text-properties officeooo:rsid="001ce461" officeooo:paragraph-rsid="004f91e7"/>
    </style:style>
    <style:style style:name="P136" style:family="paragraph" style:parent-style-name="Text_20_body">
      <style:text-properties officeooo:paragraph-rsid="0059d3d3"/>
    </style:style>
    <style:style style:name="T1" style:family="text">
      <style:text-properties officeooo:rsid="0021b425"/>
    </style:style>
    <style:style style:name="T2" style:family="text">
      <style:text-properties officeooo:rsid="00225fc5"/>
    </style:style>
    <style:style style:name="T3" style:family="text">
      <style:text-properties officeooo:rsid="002389cc"/>
    </style:style>
    <style:style style:name="T4" style:family="text">
      <style:text-properties officeooo:rsid="002662de"/>
    </style:style>
    <style:style style:name="T5" style:family="text">
      <style:text-properties officeooo:rsid="0027aa76"/>
    </style:style>
    <style:style style:name="T6" style:family="text">
      <style:text-properties officeooo:rsid="0027cf5e"/>
    </style:style>
    <style:style style:name="T7" style:family="text">
      <style:text-properties officeooo:rsid="00296a17"/>
    </style:style>
    <style:style style:name="T8" style:family="text">
      <style:text-properties officeooo:rsid="002998ae"/>
    </style:style>
    <style:style style:name="T9" style:family="text">
      <style:text-properties style:text-underline-style="none"/>
    </style:style>
    <style:style style:name="T10" style:family="text">
      <style:text-properties style:text-underline-style="none" officeooo:rsid="0027aa76"/>
    </style:style>
    <style:style style:name="T11" style:family="text">
      <style:text-properties style:text-underline-style="none" officeooo:rsid="002db904"/>
    </style:style>
    <style:style style:name="T12" style:family="text">
      <style:text-properties style:text-underline-style="none" officeooo:rsid="002e30a9"/>
    </style:style>
    <style:style style:name="T13" style:family="text">
      <style:text-properties officeooo:rsid="002d960e"/>
    </style:style>
    <style:style style:name="T14" style:family="text">
      <style:text-properties officeooo:rsid="002db904"/>
    </style:style>
    <style:style style:name="T15" style:family="text">
      <style:text-properties officeooo:rsid="002e2338"/>
    </style:style>
    <style:style style:name="T16" style:family="text">
      <style:text-properties officeooo:rsid="002e30a9"/>
    </style:style>
    <style:style style:name="T17" style:family="text">
      <style:text-properties officeooo:rsid="002f7995"/>
    </style:style>
    <style:style style:name="T18" style:family="text">
      <style:text-properties officeooo:rsid="001ce461"/>
    </style:style>
    <style:style style:name="T19" style:family="text">
      <style:text-properties fo:font-weight="normal" officeooo:rsid="001ce461" style:font-weight-asian="normal" style:font-weight-complex="normal"/>
    </style:style>
    <style:style style:name="T20" style:family="text">
      <style:text-properties officeooo:rsid="003245df"/>
    </style:style>
    <style:style style:name="T21" style:family="text">
      <style:text-properties fo:color="#000000" style:text-outline="false" style:text-line-through-style="none" style:text-line-through-type="none" style:font-name="Liberation Serif" fo:font-size="12pt" fo:font-style="normal" fo:text-shadow="none" fo:font-weight="normal"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Liberation Serif" fo:font-size="12pt" fo:font-style="normal" fo:text-shadow="none" fo:font-weight="normal" officeooo:rsid="003bc09a"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officeooo:rsid="001b42be"/>
    </style:style>
    <style:style style:name="T24" style:family="text">
      <style:text-properties officeooo:rsid="003ba4fb"/>
    </style:style>
    <style:style style:name="T25" style:family="text">
      <style:text-properties officeooo:rsid="003c013c"/>
    </style:style>
    <style:style style:name="T26" style:family="text">
      <style:text-properties officeooo:rsid="003f79bb"/>
    </style:style>
    <style:style style:name="T27" style:family="text">
      <style:text-properties officeooo:rsid="0042a06b"/>
    </style:style>
    <style:style style:name="T28" style:family="text">
      <style:text-properties officeooo:rsid="00457c73"/>
    </style:style>
    <style:style style:name="T29" style:family="text">
      <style:text-properties officeooo:rsid="0049808f"/>
    </style:style>
    <style:style style:name="T30" style:family="text">
      <style:text-properties fo:font-style="normal" style:font-style-asian="normal" style:font-style-complex="normal"/>
    </style:style>
    <style:style style:name="T31" style:family="text">
      <style:text-properties fo:font-style="normal" officeooo:rsid="004d94d3" style:font-style-asian="normal" style:font-style-complex="normal"/>
    </style:style>
    <style:style style:name="T32" style:family="text">
      <style:text-properties officeooo:rsid="004d94d3"/>
    </style:style>
    <style:style style:name="T33" style:family="text">
      <style:text-properties officeooo:rsid="004ee362"/>
    </style:style>
    <style:style style:name="T34" style:family="text">
      <style:text-properties fo:font-size="20pt" fo:font-weight="bold" style:font-size-asian="20pt" style:font-weight-asian="bold" style:font-size-complex="20pt" style:font-weight-complex="bold"/>
    </style:style>
    <style:style style:name="T35" style:family="text">
      <style:text-properties fo:font-size="20pt" fo:font-weight="bold" officeooo:rsid="001ce461" style:font-size-asian="20pt" style:font-weight-asian="bold" style:font-size-complex="20pt" style:font-weight-complex="bold"/>
    </style:style>
    <style:style style:name="T36" style:family="text">
      <style:text-properties fo:font-size="20pt" fo:font-weight="bold" officeooo:rsid="003245df" style:font-size-asian="20pt" style:font-weight-asian="bold" style:font-size-complex="20pt" style:font-weight-complex="bold"/>
    </style:style>
    <style:style style:name="T37" style:family="text">
      <style:text-properties fo:font-size="20pt" style:text-underline-style="none" fo:font-weight="bold" officeooo:rsid="00349714" style:font-size-asian="20pt" style:font-weight-asian="bold" style:font-size-complex="20pt" style:font-weight-complex="bold"/>
    </style:style>
    <style:style style:name="T38" style:family="text">
      <style:text-properties fo:font-size="20pt" style:text-underline-style="none" fo:font-weight="bold" officeooo:rsid="0057deac" style:font-size-asian="20pt" style:font-weight-asian="bold" style:font-size-complex="20pt" style:font-weight-complex="bold"/>
    </style:style>
    <style:style style:name="T39" style:family="text">
      <style:text-properties officeooo:rsid="00509bf4"/>
    </style:style>
    <style:style style:name="T40" style:family="text">
      <style:text-properties officeooo:rsid="0052bc9d"/>
    </style:style>
    <style:style style:name="T41" style:family="text">
      <style:text-properties officeooo:rsid="0053ff08"/>
    </style:style>
    <style:style style:name="T42" style:family="text">
      <style:text-properties officeooo:rsid="0055046a"/>
    </style:style>
    <style:style style:name="T43" style:family="text">
      <style:text-properties officeooo:rsid="005809e8"/>
    </style:style>
    <style:style style:name="T44" style:family="text">
      <style:text-properties fo:font-size="12pt" style:font-size-asian="12pt" style:font-size-complex="12pt"/>
    </style:style>
    <style:style style:name="T45" style:family="text">
      <style:text-properties fo:font-size="12pt" style:text-underline-style="none" fo:font-weight="normal" officeooo:rsid="0057deac" style:font-size-asian="10.5pt" style:font-weight-asian="normal" style:font-size-complex="12pt" style:font-weight-complex="normal"/>
    </style:style>
    <style:style style:name="T46" style:family="text">
      <style:text-properties fo:font-size="12pt" style:text-underline-style="none" fo:font-weight="normal" officeooo:rsid="0059d3d3" style:font-size-asian="10.5pt" style:font-weight-asian="normal" style:font-size-complex="12pt" style:font-weight-complex="normal"/>
    </style:style>
    <style:style style:name="T47" style:family="text">
      <style:text-properties officeooo:rsid="0059d3d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46">Hosting Hostcker</text:p>
      <text:p text:style-name="P1"/>
      <text:p text:style-name="P57"/>
      <text:p text:style-name="P76">Índice</text:p>
      <text:p text:style-name="P1"/>
      <text:p text:style-name="P1"/>
      <text:p text:style-name="P63"/>
      <text:list xml:id="list3065539658" text:style-name="L1">
        <text:list-item>
          <text:p text:style-name="P121">Introducción.</text:p>
        </text:list-item>
        <text:list-item>
          <text:p text:style-name="P121">Desarrollo.</text:p>
          <text:list>
            <text:list-item>
              <text:p text:style-name="P123">¿Qué es un hosting?</text:p>
            </text:list-item>
            <text:list-item>
              <text:p text:style-name="P122">¿Qué <text:span text:style-name="T20">ofrece mi Hosting actualmente</text:span>?</text:p>
            </text:list-item>
            <text:list-item>
              <text:p text:style-name="P122">¿Qué es Docker?</text:p>
            </text:list-item>
            <text:list-item>
              <text:p text:style-name="P122">Historia de Docker.</text:p>
            </text:list-item>
            <text:list-item>
              <text:p text:style-name="P122">¿En que se diferencia Docker de Máquinas Virtuales?</text:p>
            </text:list-item>
            <text:list-item>
              <text:p text:style-name="P122">¿Qué nos proporciona Docker como contenedor?</text:p>
            </text:list-item>
            <text:list-item>
              <text:p text:style-name="P122">Integración de Docker.</text:p>
            </text:list-item>
            <text:list-item>
              <text:p text:style-name="P122"><text:span text:style-name="T4">Sistemas Operativos que soportan</text:span> Docker.</text:p>
            </text:list-item>
            <text:list-item>
              <text:p text:style-name="P122">Componentes de Docker.</text:p>
            </text:list-item>
          </text:list>
        </text:list-item>
        <text:list-item>
          <text:p text:style-name="P121">Pruebas y resultados.</text:p>
        </text:list-item>
        <text:list-item>
          <text:p text:style-name="P121">Conclusiones.</text:p>
        </text:list-item>
        <text:list-item>
          <text:p text:style-name="P121">Trabajos futuros.</text:p>
        </text:list-item>
        <text:list-item>
          <text:p text:style-name="P121">Referencias y bibliografía.</text:p>
        </text:list-item>
      </text:list>
      <text:p text:style-name="P1"/>
      <text:p text:style-name="P1"/>
      <text:p text:style-name="P38"/>
      <text:list xml:id="list2854619671" text:style-name="L2">
        <text:list-item>
          <text:p text:style-name="P120">Introducción</text:p>
        </text:list-item>
      </text:list>
      <text:p text:style-name="P2"/>
      <text:p text:style-name="P2"/>
      <text:p text:style-name="P58">Como selección de proyecto, he elegido la creación de un Hosting con Docker, <text:span text:style-name="T17">utilizando una api creado por mi escrita en python</text:span>, donde un usuario se dará de alta en mi hosting y se le proporcionará una base de datos y un espacio en memoria para poder desplegar alguna aplicación o algún CMS. </text:p>
      <text:p text:style-name="P58"/>
      <text:p text:style-name="P58">La elección de Hosting es por la razón de que tocamos varias ramas de un perfil de un Administrador de Sistemas, y la elección de Docker, por lo que nos ofrece, principalmente <text:span text:style-name="T39">el</text:span> “aislamiento” <text:span text:style-name="T39">que nos ofrece</text:span>.</text:p>
      <text:p text:style-name="P59"/>
      <text:p text:style-name="P59">Iremos explicando poco a poco que es docker y como he realizado mi aplicación.</text:p>
      <text:p text:style-name="P39"/>
      <text:p text:style-name="P39"/>
      <text:p text:style-name="P39"/>
      <text:list xml:id="list150028682471831" text:continue-numbering="true" text:style-name="L2">
        <text:list-item>
          <text:p text:style-name="P119">Desarrollo</text:p>
          <text:list>
            <text:list-item>
              <text:h text:style-name="P127" text:outline-level="1">¿Qué es <text:span text:style-name="T17">un Hosting</text:span>?</text:h>
            </text:list-item>
          </text:list>
        </text:list-item>
      </text:list>
      <text:p text:style-name="P62"/>
      <text:p text:style-name="P60"><text:span text:style-name="T17">Hosting o</text:span> alojamiento web es el servicio que provee a los usuarios de Internet un sistema para poder almacenar información, imágenes, vídeo, o cualquier contenido accesible vía web. </text:p>
      <text:p text:style-name="P60"/>
      <text:p text:style-name="P60">Las compañías que proporcionan espacio de un servidor a sus clientes se suelen denominar con el término en inglés web host.</text:p>
      <text:p text:style-name="P60"/>
      <text:p text:style-name="P61">Las compañías cuando nos damos de alta nos proporciona un nombre de dominio único en internet para poder acceder, esto se realiza a través de DNS.</text:p>
      <text:p text:style-name="P61"/>
      <text:p text:style-name="P60">No todos los servicios de alojamiento web sirven para todos los proyectos, por tanto, es necesario examinar una serie de criterios en la contratación del servicio. Entre los criterios más importantes se encuentran los siguientes:</text:p>
      <text:p text:style-name="P3"/>
      <text:list xml:id="list3457602586" text:style-name="L3">
        <text:list-item>
          <text:p text:style-name="P105">Los dominios: se pueden adquirir por separado (con otro proveedor) o con el mismo proveedor de alojamiento web.</text:p>
        </text:list-item>
        <text:list-item>
          <text:p text:style-name="P105"><text:soft-page-break/>Previsión de tráfico: Los hospedajes web muy baratos suelen tener muchas una capacidad de tráfico limitada (menos de 1.000 visitas diarias). Especialmente a la hora de migrar una web de un alojamiento a otro hay que tener cuidado con esto.</text:p>
        </text:list-item>
        <text:list-item>
          <text:p text:style-name="P105">La capacidad del servidor: Capacidad de proceso (capacidad de CPU), espacio en disco y ancho de banda disponible.</text:p>
        </text:list-item>
        <text:list-item>
          <text:p text:style-name="P105">El tipo de tecnología que utilizará la web: páginas estáticas HTML o aplicaciones PHP. El caso de usar aplicaciones, el servidor de alojamiento soportar su tecnología.</text:p>
        </text:list-item>
        <text:list-item>
          <text:p text:style-name="P106"><text:span text:style-name="T19">Capacidad</text:span><text:span text:style-name="T18"> de hosting multidominio: es decir, que el alojamiento soporte una sola web (un único dominio) o varias webs con diferentes dominios.</text:span></text:p>
        </text:list-item>
        <text:list-item>
          <text:p text:style-name="P105">Seguridad de la sala de servidores o centro de procesamiento de datos: se trata de averiguar si el vendedor de hosting tiene un centro de procesamiento de datos que este protegido contra hackers o desastres naturales y que tengan sistemas de recuperación de datos confiables.</text:p>
        </text:list-item>
      </text:list>
      <text:p text:style-name="P3"/>
      <text:p text:style-name="P3"/>
      <text:p text:style-name="P3">Un alojamiento web se puede diferenciar de otro por el tipo de sistema operativo, bases de datos y motor de generación de sitios web que exista en él. La combinación más conocida y extendida es la del tipo LAMP (Linux, Apache, MySQL y PHP), aunque se está comenzando a usar una combinación con Java.</text:p>
      <text:p text:style-name="P3"/>
      <text:p text:style-name="P3">Los servicios más comunes que se pueden incluidos en un alojamiento son los siguientes:</text:p>
      <text:p text:style-name="P3"/>
      <text:list xml:id="list2466555888" text:style-name="L4">
        <text:list-item>
          <text:p text:style-name="P107">Alojamiento de ficheros y acceso vía web a los ficheros para subidas, descargas, edición, borrado, etc.</text:p>
        </text:list-item>
        <text:list-item>
          <text:p text:style-name="P107">Acceso a ficheros vía FTP.</text:p>
        </text:list-item>
        <text:list-item>
          <text:p text:style-name="P107">Creación de bases de datos, típicamente MySQL en el caso de alojamientos basados en Linux y administración vía web de las basea de datos con herramientas web como phpMyAdmin.</text:p>
        </text:list-item>
        <text:list-item>
          <text:p text:style-name="P107">Cuentas de correo electrónico con dominio propio, gestión de listas de correo, acceso vía clientes de sobremesa (tipo MS Outlook, etc.) y acceso vía webmail a estas cuentas. Reenvía del correo a otras cuentas (incluso externas).</text:p>
        </text:list-item>
        <text:list-item>
          <text:p text:style-name="P107">Discos duros virtuales que se pueden configurar como unidad de red en un equipo local vía protocolos como WebDav.</text:p>
        </text:list-item>
        <text:list-item>
          <text:p text:style-name="P107">Copias de seguridad.</text:p>
        </text:list-item>
        <text:list-item>
          <text:p text:style-name="P107">Gestión de dominios y subdominios.</text:p>
        </text:list-item>
        <text:list-item>
          <text:p text:style-name="P107">Estadísticas de tráfico.</text:p>
        </text:list-item>
        <text:list-item>
          <text:p text:style-name="P107">Asistentes para la instalación rápida de paquetes software libre populares como WordPress, Joomla, etc.</text:p>
        </text:list-item>
      </text:list>
      <text:p text:style-name="P40"/>
      <text:p text:style-name="P40"/>
      <text:p text:style-name="P40"/>
      <text:list xml:id="list150027873696641" text:continue-list="list150028682471831" text:style-name="L2">
        <text:list-item>
          <text:list>
            <text:list-item>
              <text:h text:style-name="P127" text:outline-level="1"><text:soft-page-break/><text:span text:style-name="T35">¿Qué </text:span><text:span text:style-name="T36">ofrece mi Hosting actualmente</text:span><text:span text:style-name="T35">?</text:span></text:h>
            </text:list-item>
          </text:list>
        </text:list-item>
      </text:list>
      <text:p text:style-name="P135"/>
      <text:p text:style-name="P4">Mi Hosting actualmente tiene las siguientes características:</text:p>
      <text:p text:style-name="P4"/>
      <text:list xml:id="list1600657169" text:style-name="L5">
        <text:list-item>
          <text:p text:style-name="P109">Creación de usuarios.</text:p>
        </text:list-item>
        <text:list-item>
          <text:p text:style-name="P109">Eliminación de usuarios.</text:p>
        </text:list-item>
        <text:list-item>
          <text:p text:style-name="P109">Servidor FTP.</text:p>
        </text:list-item>
        <text:list-item>
          <text:p text:style-name="P109">Servidor Apache.</text:p>
        </text:list-item>
        <text:list-item>
          <text:p text:style-name="P109">Servidor MySQL.</text:p>
        </text:list-item>
        <text:list-item>
          <text:p text:style-name="P109">Servidor net2ftp.</text:p>
        </text:list-item>
        <text:list-item>
          <text:p text:style-name="P109">phpMyAdmin</text:p>
        </text:list-item>
      </text:list>
      <text:p text:style-name="P3"/>
      <text:p text:style-name="P4">Más adelante explicaremos como funciona todo esto.</text:p>
      <text:p text:style-name="P77"/>
      <text:p text:style-name="P77"/>
      <text:p text:style-name="P77"/>
      <text:list xml:id="list150027824836508" text:continue-list="list150027873696641" text:style-name="L2">
        <text:list-item>
          <text:list>
            <text:list-item>
              <text:h text:style-name="P129" text:outline-level="1"><text:span text:style-name="T34">¿Qué es Docker?</text:span></text:h>
            </text:list-item>
          </text:list>
        </text:list-item>
      </text:list>
      <text:p text:style-name="P3"/>
      <text:p text:style-name="P3">Docker es un proyecto de código abierto que automatiza el despliegue de aplicaciones dentro de contenedores, proporcionando una capa adicional de abstracción y automatización de Virtualización a nivel de sistema operativo en Linux.</text:p>
      <text:p text:style-name="P3"/>
      <text:p text:style-name="P3">La idea de Docker es crear contenedores ligeros y portables para las aplicaciones software que puedan ejecutarse en cualquier máquina con Docker instalado. <text:span text:style-name="T6">Para ello utiliza una plataforma donde se puede compartir imágenes entre la comunidad.</text:span></text:p>
      <text:p text:style-name="P3"/>
      <text:p text:style-name="P3">Docker es una plataforma para desarrolladores y administradores de sistemas para desarrollar, implementar y ejecutar aplicaciones con contenedores.</text:p>
      <text:p text:style-name="P3"/>
      <text:p text:style-name="P41">La tecnología Docker usa el kernel de Linux y las funciones de este, como es Cgroups y namespaces, para que puedan crear procesos de forma independientes.</text:p>
      <text:p text:style-name="P41"/>
      <text:p text:style-name="P41">Esta independencia es lo que le da la propiedad de contenedor (aislamiento), la capacidad de ejecutar varios procesos y aplicaciones separados unos de otros para mejor uso de las infraestructuras, y <text:span text:style-name="T9">mantener</text:span> la <text:span text:style-name="T2">seguridad.</text:span></text:p>
      <text:p text:style-name="P41"/>
      <text:p text:style-name="P82"/>
      <text:list xml:id="list150027568533548" text:continue-numbering="true" text:style-name="L2">
        <text:list-item>
          <text:list>
            <text:list-item>
              <text:h text:style-name="P130" text:outline-level="1"><text:soft-page-break/>Historia de Docker.</text:h>
            </text:list-item>
          </text:list>
        </text:list-item>
      </text:list>
      <text:p text:style-name="P114"/>
      <text:p text:style-name="P114">Su creador fue Salomón Hykes, junto a otros contribuyentes, que lo comenzó como proyecto interno dentro de dotCloud, empresa dedicada a Paas. Docker fue liberado en marzo de 2013, y un año más tarde dejo de utilizar LXC como el entorno de ejecución por defecto y lo reemplazó con su propia biblioteca “libcontainer”, escrito en Go.</text:p>
      <text:p text:style-name="P114"/>
      <text:p text:style-name="P5"/>
      <text:p text:style-name="P5"/>
      <text:p text:style-name="P5"/>
      <text:list xml:id="list150027829974402" text:continue-numbering="true" text:style-name="L2">
        <text:list-item>
          <text:list>
            <text:list-item>
              <text:h text:style-name="P126" text:outline-level="1">¿En que se diferencia Docker de Máquinas Virtuales?</text:h>
            </text:list-item>
          </text:list>
        </text:list-item>
      </text:list>
      <text:p text:style-name="P42"/>
      <text:p text:style-name="P42">Realmente el concepto es algo similar el de Docker con respecto a lo que se define como máquina virtual, pero no es lo mismo. Un contenedor es más ligero, ya que a una máquina de virtual hay que instalarle un sistema operativo para funcionar, en cambio, un contenedor Docker, utiliza el sistema operativo que tiene la máquina en la que se esta ejecutando el contenedor.</text:p>
      <text:p text:style-name="P3"/>
      <text:p text:style-name="P3">Un contenedor se ejecuta nativamente en Linux y comparte el kernel de la máquina host con otros contenedores. Se ejecuta un proceso discreto, no teniendo más memoria que cualquier otro ejecutable, por lo que es ligero.</text:p>
      <text:p text:style-name="P3"/>
      <text:p text:style-name="P3">Por el contrario, una máquina virtual (<text:span text:style-name="T2">MV</text:span>) ejecuta un sistema operativo completo con acceso virtual a recursos de host a través de un hipervisor. En general, las <text:span text:style-name="T2">máquinas virtuales</text:span> proporcionan un entorno con más recursos de los que la mayoría de las aplicaciones necesitan.</text:p>
      <text:p text:style-name="P3"/>
      <text:p text:style-name="P43">A la hora de seleccionar MV o Docker para ejecutar una aplicación es más viable la opción de Docker por lo dicho, menos consumo, además la facilidad de exportarlo.</text:p>
      <text:p text:style-name="P43"/>
      <text:p text:style-name="P40">También podemos destacar la velocidad de iniciarlo, una MV tiene que cargar el sistema operativo completo, mientras que el contenedor con un simple comando ya lo tenemos arrancado.</text:p>
      <text:p text:style-name="P43"/>
      <text:p text:style-name="P43"/>
      <text:p text:style-name="P91"/>
      <text:p text:style-name="P91"/>
      <text:p text:style-name="P91"/>
      <text:p text:style-name="P91"/>
      <text:p text:style-name="P91"/>
      <text:list xml:id="list150027428941705" text:continue-numbering="true" text:style-name="L2">
        <text:list-item>
          <text:list>
            <text:list-item>
              <text:h text:style-name="P126" text:outline-level="1"><text:soft-page-break/>¿Qué nos proporciona Docker como contenedor?</text:h>
            </text:list-item>
          </text:list>
        </text:list-item>
      </text:list>
      <text:p text:style-name="P134"/>
      <text:p text:style-name="P3"><text:span text:style-name="T43">Dentro de las características que nos proporciona </text:span>Docker <text:span text:style-name="T43">podemos</text:span> <text:span text:style-name="T43">reflejar varias características, en las cuales podemos indicar</text:span>:</text:p>
      <text:p text:style-name="P3"/>
      <text:list xml:id="list3614273055" text:style-name="L6">
        <text:list-item>
          <text:p text:style-name="P108">Flexibilidad: incluso las aplicaciones más complejas pueden contenerse.</text:p>
        </text:list-item>
        <text:list-item>
          <text:p text:style-name="P108">Ligero: los contenedores aprovechan y comparten el kernel de host.</text:p>
        </text:list-item>
        <text:list-item>
          <text:p text:style-name="P108"><text:span text:style-name="T7">Actualizable</text:span>: puede implementar actualizaciones y actualizaciones sobre la marcha.</text:p>
        </text:list-item>
        <text:list-item>
          <text:p text:style-name="P108">Portable: puedes construir localmente, implementar en la nube y ejecutar en cualquier lugar.</text:p>
        </text:list-item>
        <text:list-item>
          <text:p text:style-name="P108">Escalable: puede aumentar y distribuir automáticamente réplicas de contenedores.</text:p>
        </text:list-item>
        <text:list-item>
          <text:p text:style-name="P108">Apilable: puede apilar servicios y sobre la marcha.</text:p>
        </text:list-item>
      </text:list>
      <text:p text:style-name="P3"/>
      <text:p text:style-name="P3">Un contenedor se inicia ejecutando una imagen <text:span text:style-name="T7">creada o descargada</text:span>. Una imagen es un paquete ejecutable que incluye todo lo necesario para ejecutar una aplicación (el código, un tiempo de ejecución, bibliotecas, variables de entorno y archivos de configuración).</text:p>
      <text:p text:style-name="P3"/>
      <text:p text:style-name="P44">Cuando lanzamos un contenedor, este se convierte en memoria cuando se ejecuta. Podemos ver el proceso con las herramientas que nos proporciona Docker (“$ sudo docker ps -a”). <text:span text:style-name="T1">Esto permite compartir una aplicación una aplicación, un servicio o conjuntos de estos, con tosas sus dependencias.</text:span></text:p>
      <text:p text:style-name="P3"/>
      <text:p text:style-name="P45">Estas herramientas desarrolladas en contenedores de Linux, es lo que hace a Docker fácil de usar y único, les otorgan a los usuarios un acceso sin precedentes a aplicaciones, la capacidad de implementar rápidamente, y controlar las versiones y su distribución. Esta ultima parte es muy importante, “el control de versiones”, nos proporciona la capacidad de añadir capas a nuestro contenedor e ir mejorándolo.</text:p>
      <text:p text:style-name="P3"/>
      <text:p text:style-name="P5">Como entorno de prueba, Docker es genial, ya que podemos usarlo como entorno de pruebas tantas veces como queramos, y crearnos tantos contenedores como queramos. <text:span text:style-name="T8">Tirarlo y volverlos a levantar. Por ejemplo, podemos asociar un volumen a un contenedor en particular, eliminar el contenedor y volver a levantar otro contenedor con ese volumen, y los datos seguirían, hay persistencia.</text:span></text:p>
      <text:p text:style-name="P5"/>
      <text:p text:style-name="P5">Docker implementa una API de alto nivel para proporcionar contenedores livianos que ejecutan procesos de manera aislada. Construido sobre las facilidades proporcionadas por el kernel Linux (cgroups y namespaces), un contenedor Docker, a diferencia de una máquina virtual, no requiere incluir un sistema operativo independiente. En su lugar, se basa en las funcionalidades del kernel y utiliza el aislamiento de recursos (CPU, RAM, E/S, red, etc.) y namespaces separados para aislar la vista de una aplicación del kernel Linux, ya sea a través de la librería de libcontainer o directamente de otras, como son libvirt, LXC o systemd-nspawn.</text:p>
      <text:p text:style-name="P5"><text:soft-page-break/></text:p>
      <text:p text:style-name="P5">Usando Docker para crear y gestionar contenedores puede simplificar la creación de sistemas altamente distribuidos, permitiendo múltiples de aplicaciones, las tareas de los trabajadores y otros procesos para funcionar de forma autónoma en una única máquina física o en varias. Esto permite que el despliegue de nodos se realice a medida que se dispone de recursos o cuando se necesiten más nodos, lo que permite una plataforma como servicio (Paas) de estilo desplegable y ampliación de los sistemas como Apache, Cassandra, MongoDB o Riak. Docker también simplifica la creación y el funcionamiento de las tareas de carga de trabajo o las colas y otros sistemas distribuidos.</text:p>
      <text:p text:style-name="P5"/>
      <text:p text:style-name="P5"/>
      <text:p text:style-name="P5"/>
      <text:p text:style-name="P5"/>
      <text:list xml:id="list150026828104440" text:continue-list="list150027428941705" text:style-name="L2">
        <text:list-item>
          <text:list>
            <text:list-item>
              <text:h text:style-name="P126" text:outline-level="1">Integración de Docker.</text:h>
            </text:list-item>
          </text:list>
        </text:list-item>
      </text:list>
      <text:p text:style-name="P48"/>
      <text:p text:style-name="P48">Podemos integrar docker con diferentes herramientas de infraestructura:</text:p>
      <text:p text:style-name="P48"/>
      <text:list xml:id="list1150681479" text:style-name="L7">
        <text:list-item>
          <text:p text:style-name="P110">Amazon Web Services</text:p>
        </text:list-item>
        <text:list-item>
          <text:p text:style-name="P110">Ansible</text:p>
        </text:list-item>
        <text:list-item>
          <text:p text:style-name="P110">Chef</text:p>
        </text:list-item>
        <text:list-item>
          <text:p text:style-name="P110">Google Cloud Platform</text:p>
        </text:list-item>
        <text:list-item>
          <text:p text:style-name="P110">DigitalOcean</text:p>
        </text:list-item>
        <text:list-item>
          <text:p text:style-name="P110">Microsoft Azure</text:p>
        </text:list-item>
        <text:list-item>
          <text:p text:style-name="P110">OpenStack Nova</text:p>
        </text:list-item>
        <text:list-item>
          <text:p text:style-name="P110">Salt</text:p>
        </text:list-item>
        <text:list-item>
          <text:p text:style-name="P110">Puppent</text:p>
        </text:list-item>
        <text:list-item>
          <text:p text:style-name="P110">Vagrant</text:p>
        </text:list-item>
        <text:list-item>
          <text:p text:style-name="P110">Jenkins</text:p>
        </text:list-item>
      </text:list>
      <text:p text:style-name="P115"/>
      <text:p text:style-name="P115"/>
      <text:p text:style-name="P115"/>
      <text:list xml:id="list150026934942058" text:continue-list="list150026828104440" text:style-name="L2">
        <text:list-item>
          <text:list>
            <text:list-item>
              <text:h text:style-name="P128" text:outline-level="1"><text:span text:style-name="T4">Sistemas Operativos que soportan</text:span> Docker.</text:h>
            </text:list-item>
          </text:list>
        </text:list-item>
      </text:list>
      <text:p text:style-name="P6"/>
      <text:p text:style-name="P56">Actualmente docker, es soportado por una amplía variedad de sistemas operativos, ya se han de escritorios, servidores e incluso cloud.</text:p>
      <text:p text:style-name="P56"/>
      <text:p text:style-name="P6">Puedes utilizar sistemas operativos de escritorio como:</text:p>
      <text:p text:style-name="P6"/>
      <text:list xml:id="list3872131086" text:style-name="L8">
        <text:list-item>
          <text:p text:style-name="P111"><text:soft-page-break/>Linux</text:p>
        </text:list-item>
        <text:list-item>
          <text:p text:style-name="P111"><text:span text:style-name="T3">M</text:span>ac</text:p>
        </text:list-item>
        <text:list-item>
          <text:p text:style-name="P111">Windows 10</text:p>
        </text:list-item>
      </text:list>
      <text:p text:style-name="P6"/>
      <text:p text:style-name="P6">Además de versiones para servidores:</text:p>
      <text:p text:style-name="P6"/>
      <text:list xml:id="list3891289197" text:style-name="L9">
        <text:list-item>
          <text:p text:style-name="P112">Ubuntu Server</text:p>
        </text:list-item>
        <text:list-item>
          <text:p text:style-name="P112">Fedora</text:p>
        </text:list-item>
        <text:list-item>
          <text:p text:style-name="P112">CentOS</text:p>
        </text:list-item>
        <text:list-item>
          <text:p text:style-name="P112">Debian</text:p>
        </text:list-item>
        <text:list-item>
          <text:p text:style-name="P112">Otros</text:p>
        </text:list-item>
      </text:list>
      <text:p text:style-name="P6"/>
      <text:p text:style-name="P6">También en sistemas Cl<text:span text:style-name="T3">o</text:span>ud como:</text:p>
      <text:p text:style-name="P6"/>
      <text:list xml:id="list366042413" text:style-name="L10">
        <text:list-item>
          <text:p text:style-name="P113">Amazon Web Services</text:p>
        </text:list-item>
        <text:list-item>
          <text:p text:style-name="P113">Azure</text:p>
        </text:list-item>
        <text:list-item>
          <text:p text:style-name="P116">Google Cloud</text:p>
        </text:list-item>
      </text:list>
      <text:p text:style-name="P6"/>
      <text:p text:style-name="P6"/>
      <text:p text:style-name="P6"/>
      <text:list xml:id="list150027185854735" text:continue-list="list150026934942058" text:style-name="L2">
        <text:list-item>
          <text:list>
            <text:list-item>
              <text:h text:style-name="P126" text:outline-level="1">Componentes de Docker.</text:h>
            </text:list-item>
          </text:list>
        </text:list-item>
      </text:list>
      <text:h text:style-name="P133" text:outline-level="2"/>
      <text:h text:style-name="P132" text:outline-level="2"><text:span text:style-name="T33">2.9.1. </text:span>Docker Engine</text:h>
      <text:p text:style-name="P93"/>
      <text:p text:style-name="P93">Es un demonio que lanza docker y se ejecuta dentro del sistema operativo<text:span text:style-name="T5">, puesto que Docker está basado en Linux (aunque actualmente hay versiones desarrollándose para Windows). A Docker Engine también se le denomina Docker Cliente y Servidor.</text:span></text:p>
      <text:p text:style-name="P85"/>
      <text:p text:style-name="P85">Lo que hace en realidad las instalaciones no Linux es levantar una máquina virtual con un Linux muy básico que contiene el demonio Docker, que es el que hace de servidor, y la parte cliente de Docker sí que puede ejecutar en otros sistemas operativos.</text:p>
      <text:p text:style-name="P85"/>
      <text:p text:style-name="P85">El Demonio o servidor es el proceso principal de gestión del engine que corre en la máquina anfitriona. El usuario nunca interactúa con el demonio directamente, sino que lo hace por medio del cliente.</text:p>
      <text:p text:style-name="P85"/>
      <text:p text:style-name="P85"/>
      <text:h text:style-name="P132" text:outline-level="2"><text:soft-page-break/><text:span text:style-name="T33">2.9.2 </text:span>Docker Hub</text:h>
      <text:p text:style-name="P85"/>
      <text:p text:style-name="P85">El Docker Hub es un servicio de registro basado en la nube para la construcción y envío de aplicaciones o servicios de contenedores. Proporciona un recurso centralizado para el descubrimiento de la imagen de contenedores , la distribución y la gestión del cambio , el usuario y la colaboración en equipo , y la automatización del flujo de trabajo a lo largo de la línea de desarrollo .</text:p>
      <text:p text:style-name="P85"/>
      <text:p text:style-name="P85">Específicamente , Docker Hub ofrece las siguientes características y funciones principales :</text:p>
      <text:p text:style-name="P85"/>
      <text:list xml:id="list2519678684" text:style-name="L11">
        <text:list-item>
          <text:p text:style-name="P84">Repositorio de imágenes: Buscar, administrar y enviar y obtener imágenes oficiales de la comunidad y bibliotecas de imágenes privadas.</text:p>
        </text:list-item>
        <text:list-item>
          <text:p text:style-name="P84">Construcciones automatizadas : Creación automática de nuevas imágenes cuando realiza cambios en una fuente GitHub o un repositorio Bitbucket.</text:p>
        </text:list-item>
        <text:list-item>
          <text:p text:style-name="P84">WebHooks : Una característica para automatizar construcciones, WebHooks permite desencadenar acciones después de enviar con éxito a un repositorio.</text:p>
        </text:list-item>
        <text:list-item>
          <text:p text:style-name="P84">Organizaciones: Crear grupos de trabajo para gestionar el acceso de usuarios a los repositorios de imágenes.</text:p>
        </text:list-item>
        <text:list-item>
          <text:p text:style-name="P84">Integración GitHub y Bitbucket: Añadir las imágenes alojadas en Docker Hub a sus flujos de trabajo.</text:p>
        </text:list-item>
      </text:list>
      <text:p text:style-name="P85"/>
      <text:p text:style-name="P85"/>
      <text:p text:style-name="P85"/>
      <text:p text:style-name="P85"/>
      <text:p text:style-name="P85"/>
      <text:h text:style-name="P132" text:outline-level="2"><text:span text:style-name="T40">2.9.3. </text:span>Docker Machine</text:h>
      <text:p text:style-name="P85"/>
      <text:p text:style-name="P85">Docker Machine permite crear máquinas virtuales en diferentes proveedores, en una máquina anfitrión con VirtualBox hasta Amazon EC2 o Digital Ocean. La lista de controladores soportados es bastante amplia.</text:p>
      <text:p text:style-name="P85"/>
      <text:p text:style-name="P85">Para empezar a utilizar Docker, primero debemos configurar un demonio de Docker. Docker Machine configura automáticamente Docker en su ordenador, en los proveedores en la nube, y dentro de su centro de proceso de datos. Docker machine instala el demonio Docker (también llamado Docker engine) en los anfitriones y luego configura el cliente Docker para que se comunique con los demonios de Docker.</text:p>
      <text:p text:style-name="P85"/>
      <text:p text:style-name="P85">Docker machine automatiza todas las tareas de aprovisionamiento e instalación de un único host Docker <text:span text:style-name="T13">(</text:span>$ docker-machine create -d virtualbox dev<text:span text:style-name="T13">).</text:span></text:p>
      <text:p text:style-name="P85"/>
      <text:p text:style-name="P85"/>
      <text:p text:style-name="P85"/>
      <text:h text:style-name="P132" text:outline-level="2"><text:soft-page-break/><text:span text:style-name="T40">2.9.4. </text:span>Docker Compose</text:h>
      <text:p text:style-name="P85"/>
      <text:p text:style-name="P85">Nos permite definir aplicaciones de varios contenedores en un <text:span text:style-name="T13">fichero</text:span> con las mismas propiedades que indicaríamos con el comando “Docker run” individualmente. Con un único comando, podremos iniciar todos los contenedores y en el orden que especifiquemos.</text:p>
      <text:p text:style-name="P85"/>
      <text:p text:style-name="P85">El <text:span text:style-name="T13">fichero</text:span> nos puede servir no sólo como forma de iniciar los contenedores en un entorno de desarrollo, sino de documentación de la aplicación en la que veremos claramente que contenedores, imágenes, volúmenes, enlaces, <text:span text:style-name="T13">variables, puertos, etc</text:span>.</text:p>
      <text:p text:style-name="P85"/>
      <text:p text:style-name="P85">El <text:span text:style-name="T13">fichero</text:span> <text:span text:style-name="T41">docker-compose </text:span>es un archivo de texto con formato yaml en la que especificamos los diferentes contenedores y sus propiedades. <text:span text:style-name="T13">El fichero debemos </text:span>llam<text:span text:style-name="T13">ar</text:span>lo docker-compose.yml, <text:span text:style-name="T14">en función de lo que queremos hacer podemos realizar las siguientes instrucciones:</text:span></text:p>
      <text:p text:style-name="P85"/>
      <text:list xml:id="list1496439734" text:style-name="L20">
        <text:list-item>
          <text:p text:style-name="P117"><text:span text:style-name="T11">$ </text:span><text:span text:style-name="T10">docker-compose up: </text:span><text:span text:style-name="T11">estamos arrancando en orden los contenedores definidos.</text:span></text:p>
        </text:list-item>
        <text:list-item>
          <text:p text:style-name="P117"><text:span text:style-name="T11">$ </text:span><text:span text:style-name="T10">docker-compose ps: podremos ver el estado de los contenedores y de cuales está compuesta la aplicación.</text:span></text:p>
        </text:list-item>
        <text:list-item>
          <text:p text:style-name="P117"><text:span text:style-name="T11">$ </text:span><text:span text:style-name="T10">docker-compose stop: podremos pararlos. </text:span></text:p>
        </text:list-item>
        <text:list-item>
          <text:p text:style-name="P117"><text:span text:style-name="T11">$ d</text:span><text:span text:style-name="T10">ocker-compose restart: </text:span><text:span text:style-name="T11">podremos </text:span><text:span text:style-name="T10">reiniciarlos. </text:span></text:p>
        </text:list-item>
        <text:list-item>
          <text:p text:style-name="P117"><text:span text:style-name="T11">$ </text:span><text:span text:style-name="T10">docker-compose rm: elimina</text:span><text:span text:style-name="T11">mos</text:span><text:span text:style-name="T10"> completamente los contenedores. </text:span></text:p>
        </text:list-item>
        <text:list-item>
          <text:p text:style-name="P117"><text:span text:style-name="T11">$ </text:span><text:span text:style-name="T10">docker-compose logs: veremos </text:span><text:span text:style-name="T11">los logs de</text:span><text:span text:style-name="T10"> los servicios.</text:span></text:p>
        </text:list-item>
      </text:list>
      <text:p text:style-name="P85"/>
      <text:p text:style-name="P85"/>
      <text:p text:style-name="P85"/>
      <text:h text:style-name="P132" text:outline-level="2"><text:span text:style-name="T42">2.9.5. </text:span>Kitematic</text:h>
      <text:p text:style-name="P85"/>
      <text:p text:style-name="P85">Es un proyecto open source (de código abierto) creado para simplificar y racionalizar el uso de Docker en Mac o Windows. Kitematic automatiza el proceso de instalación y configuración de Docker y proporciona una interfaz intuitiva gráfica de usuario para el funcionamiento de los contenedores Docker. Kitematic se integra con Docker-machine para provisionar máquinas virtuales en VirtualBox e instalar el demonio Docker en su máquina.</text:p>
      <text:p text:style-name="P85"/>
      <text:p text:style-name="P85">Una vez instalada la interfaz gráfica de usuario, Kitematic lanza y permite desde la pantalla de inicio en la que muestra las imágenes disponibles que se puedan ejecutar al instante. Podemos buscar cualquier imagen pública sobre Docker Hub en Kitematic </text:p>
      <text:p text:style-name="P85"/>
      <text:p text:style-name="P85">Podemos utilizar la interfaz gráfica de usuario para crear, ejecutar y administrar sus <text:span text:style-name="T15">propios </text:span>contenedores. Kitematic también automatiza características avanzadas, tales como la gestión de puertos y configuración de volúmenes. Podemos utilizar Kitematic para cambiar las variables de entorno, registros de log, y hacer clic en un sólo terminal en su contenedor Docker, todo desde la interfaz gráfica de usuario.</text:p>
      <text:p text:style-name="P85"/>
      <text:p text:style-name="P85"><text:soft-page-break/></text:p>
      <text:p text:style-name="P85"/>
      <text:h text:style-name="P132" text:outline-level="2"><text:span text:style-name="T42">2.9.6. </text:span>Docker Swarm</text:h>
      <text:p text:style-name="P85"/>
      <text:p text:style-name="P85">Swarm es la forma más fácil de ejecutar un contenedor Docker en producción. Permite que una aplicación que está en desarrollo implementarlo en un clúster de servidores.</text:p>
      <text:p text:style-name="P85">Debido a que Docker Swarm utiliza el API estándar Docker, cualquier herramienta que se comunique con el demonio Docker puede utilizar Swarm para escalar de forma transparente a múltiples host.</text:p>
      <text:p text:style-name="P85"/>
      <text:p text:style-name="P85">Algunas de las herramientas soportadas serían:</text:p>
      <text:p text:style-name="P85"/>
      <text:list xml:id="list3877800021" text:style-name="L21">
        <text:list-item>
          <text:p text:style-name="P118">Dokku</text:p>
        </text:list-item>
        <text:list-item>
          <text:p text:style-name="P118">Docker Compose</text:p>
        </text:list-item>
        <text:list-item>
          <text:p text:style-name="P118">Krane</text:p>
        </text:list-item>
        <text:list-item>
          <text:p text:style-name="P118">Jenkins</text:p>
        </text:list-item>
        <text:list-item>
          <text:p text:style-name="P118"><text:span text:style-name="T16">C</text:span>liente Docker.</text:p>
        </text:list-item>
      </text:list>
      <text:p text:style-name="P85"/>
      <text:p text:style-name="P85">El primer paso para el uso de swarm en nuestra red es obtener la imagen de Docker Swarm. Después, usando Docker configurar el gestor de swarm y todos los nodos ejecutarán Docker Swarm, esto requiere abrir un puerto TCP en cada nodo para la comunicación con el gestor Swarm, tener Docker instalado en cada nodo y crear y administrar certificados TLS para garantizar la seguridad del clúster.</text:p>
      <text:p text:style-name="P85"/>
      <text:p text:style-name="P85"/>
      <text:h text:style-name="P132" text:outline-level="2"><text:span text:style-name="T42">2.9.7. </text:span>Docker Registry</text:h>
      <text:p text:style-name="P85"/>
      <text:p text:style-name="P85">Es un repositorio que nos permite almacenar nuestras propias imágenes. Por defecto, el registro se levanta sobre una conexión http en claro y sin autenticación.</text:p>
      <text:p text:style-name="P85"/>
      <text:p text:style-name="P94">Para registrarnos tendremos que lanzar el siguiente comando:</text:p>
      <text:p text:style-name="P94"/>
      <text:list xml:id="list1271564021" text:style-name="L22">
        <text:list-item>
          <text:p text:style-name="P95"><text:span text:style-name="T12">$ </text:span><text:span text:style-name="T10">docker run -d -p 5000:5000 --restart=always --name registry registry:2</text:span></text:p>
        </text:list-item>
      </text:list>
      <text:p text:style-name="P92"/>
      <text:p text:style-name="P92"/>
      <text:p text:style-name="P92"/>
      <text:p text:style-name="P92"/>
      <text:p text:style-name="P92"/>
      <text:p text:style-name="P92"/>
      <text:list xml:id="list150027919195508" text:continue-list="list150027185854735" text:style-name="L2">
        <text:list-item>
          <text:list>
            <text:list-item>
              <text:h text:style-name="P124" text:outline-level="1"><text:soft-page-break/><text:span text:style-name="T38">Instalación</text:span><text:span text:style-name="T37"> de Docker </text:span><text:span text:style-name="T38">en Ubuntu 16.04.5</text:span></text:h>
            </text:list-item>
          </text:list>
        </text:list-item>
      </text:list>
      <text:p text:style-name="P79"><text:s/></text:p>
      <text:p text:style-name="P81"/>
      <text:p text:style-name="P81">Comenzaremos con la instalación de Docker en Ubuntu 16.04.5, que es la versión que tengo instalada.</text:p>
      <text:p text:style-name="P81"/>
      <text:p text:style-name="P81">1. Comenzamos añadiendo la clave GPG en nuestro equipo:</text:p>
      <text:p text:style-name="P81"/>
      <text:list xml:id="list3669716321" text:style-name="L23">
        <text:list-item>
          <text:p text:style-name="P80"><text:span text:style-name="T47">sudo </text:span>apt-key adv --keyserver hkp://p80.pool.sks-keyservers.net:80 --recv-keys 58118E89F3A912897C070ADBF76221572C52609D </text:p>
        </text:list-item>
      </text:list>
      <text:p text:style-name="P79"/>
      <text:p text:style-name="P79"/>
      <text:p text:style-name="P79">2. Añadimos ahora el repositorio de docker <text:s/>actualizamos: </text:p>
      <text:p text:style-name="P79"/>
      <text:list xml:id="list806846623" text:style-name="L24">
        <text:list-item>
          <text:p text:style-name="P96"><text:span text:style-name="T46">sudo </text:span><text:span text:style-name="T45">apt-add-repository 'deb https://apt.dockerproject.org/repo ubuntu-xenial main' </text:span></text:p>
        </text:list-item>
        <text:list-item>
          <text:p text:style-name="P96"><text:span text:style-name="T46">sudo </text:span><text:span text:style-name="T45">apt update </text:span></text:p>
        </text:list-item>
      </text:list>
      <text:p text:style-name="P79"/>
      <text:p text:style-name="P79"/>
      <text:p text:style-name="P79"><text:s/>3. Comprobamos que esta todo ok para la instalación de docker: </text:p>
      <text:p text:style-name="P79"/>
      <text:list xml:id="list1133039520" text:style-name="L25">
        <text:list-item>
          <text:p text:style-name="P97"><text:span text:style-name="T45">apt-cache policy docker-engine </text:span></text:p>
        </text:list-item>
      </text:list>
      <text:p text:style-name="P79"/>
      <text:p text:style-name="P79">4. Procedemos a instalar docker </text:p>
      <text:p text:style-name="P79"/>
      <text:p text:style-name="P79">apt install docker-engine -y </text:p>
      <text:p text:style-name="P79"/>
      <text:list xml:id="list150028398613348" text:continue-list="list150027919195508" text:style-name="L2">
        <text:list-item>
          <text:list>
            <text:list-item>
              <text:h text:style-name="P125" text:outline-level="1">Expresiones de Docker</text:h>
            </text:list-item>
          </text:list>
        </text:list-item>
      </text:list>
      <text:p text:style-name="P136"/>
      <text:list xml:id="list150028565752844" text:continue-numbering="true" text:style-name="L2">
        <text:list-item>
          <text:list>
            <text:list-item>
              <text:h text:style-name="P125" text:outline-level="1">Herramientas que he utilizado</text:h>
            </text:list-item>
          </text:list>
        </text:list-item>
      </text:list>
      <text:p text:style-name="P136"/>
      <text:list xml:id="list150027445828997" text:continue-numbering="true" text:style-name="L2">
        <text:list-item>
          <text:list>
            <text:list-item>
              <text:h text:style-name="P124" text:outline-level="1">Funcionamiento de HOSTCKER</text:h>
            </text:list-item>
          </text:list>
        </text:list-item>
      </text:list>
      <text:p text:style-name="Text_20_body"/>
      <text:h text:style-name="P131" text:outline-level="2"/>
      <text:p text:style-name="P9"/>
      <text:p text:style-name="P9"/>
      <text:p text:style-name="P9"/>
      <text:p text:style-name="P47"><text:span text:style-name="T38">Instalación</text:span><text:span text:style-name="T37"> de Docker </text:span><text:span text:style-name="T38">en Ubuntu 16.04.5</text:span></text:p>
      <text:p text:style-name="P78"><text:soft-page-break/></text:p>
      <text:p text:style-name="P83">Expresiones de Docker</text:p>
      <text:p text:style-name="P9"/>
      <text:p text:style-name="P9"/>
      <text:p text:style-name="P10">En este apartado vamos a explicar alguna acciones típicas de docker, como arrancar un contenedor con una imagen, como crear una imagen, como subirla, etc.</text:p>
      <text:p text:style-name="P10"/>
      <text:p text:style-name="P32">Comenzaremos con descargarnos una imagen docker, concretamente debian jessie por ejemplo. El comando es muy simple:</text:p>
      <text:p text:style-name="P32"/>
      <text:list xml:id="list2760450824" text:style-name="L15">
        <text:list-item>
          <text:p text:style-name="P86">sudo</text:p>
        </text:list-item>
      </text:list>
      <text:p text:style-name="P9"/>
      <text:p text:style-name="P36">Herramientas que he utilizado</text:p>
      <text:p text:style-name="P9"/>
      <text:p text:style-name="P9"/>
      <text:p text:style-name="P10">Vamos a definir cada paquete que he utilizado para la creación de mi Hostcker.</text:p>
      <text:p text:style-name="P9"/>
      <text:p text:style-name="P9"/>
      <text:p text:style-name="P9"/>
      <text:p text:style-name="P9"/>
      <text:p text:style-name="P9"/>
      <text:p text:style-name="P9"/>
      <text:p text:style-name="P9"/>
      <text:p text:style-name="P9"/>
      <text:p text:style-name="P11"/>
      <text:p text:style-name="P37">Funcionamiento de HOSTCKER</text:p>
      <text:p text:style-name="P9"/>
      <text:p text:style-name="P9"/>
      <text:p text:style-name="P10">Comenzaremos explicando la creación de las imágenes que he creado, que es lo que hacen con sus respectivos cmd.sh y como se lanzan.</text:p>
      <text:p text:style-name="P9"/>
      <text:p text:style-name="P9"/>
      <text:p text:style-name="P49">Imagen danibascon/proftpd</text:p>
      <text:p text:style-name="P9"/>
      <text:p text:style-name="P10">Dockerfile:</text:p>
      <text:p text:style-name="P10"/>
      <table:table table:name="Tabla1" table:style-name="Tabla1" table:template-name="Estilo predeterminado">
        <table:table-column table:style-name="Tabla1.A"/>
        <table:table-row table:style-name="Tabla1.1">
          <table:table-cell table:style-name="Tabla1.A1" office:value-type="string">
            <text:p text:style-name="P64">FROM proftpd</text:p>
            <text:p text:style-name="P65"/>
            <text:p text:style-name="P68">#Instalamos las depence</text:p>
            <text:p text:style-name="P64">RUN apt install nano python -y</text:p>
            <text:p text:style-name="P64"/>
            <text:p text:style-name="P68">#Añadimos los ficheros necesarios</text:p>
            <text:p text:style-name="P64">ADD proftpd.conf /etc/proftpd/proftpd.conf</text:p>
            <text:p text:style-name="P64"><text:soft-page-break/>ADD cmd.sh /cmd.sh</text:p>
            <text:p text:style-name="P64">ADD usuario.py /usuario.py</text:p>
            <text:p text:style-name="P64"/>
            <text:p text:style-name="P68">#Añadimos el permiso de ejecución</text:p>
            <text:p text:style-name="P64">RUN chmod +x /cmd.sh</text:p>
            <text:p text:style-name="P64"/>
            <text:p text:style-name="P69">#Añadimos el volumen al directorio</text:p>
            <text:p text:style-name="P64">VOLUME /var/www/html</text:p>
            <text:p text:style-name="P64"/>
            <text:p text:style-name="P68">#Exponemos el contenedor a los puertos para que escuche</text:p>
            <text:p text:style-name="P64">EXPOSE 21</text:p>
            <text:p text:style-name="P64">EXPOSE 22</text:p>
            <text:p text:style-name="P64"/>
            <text:p text:style-name="P68">#Ejecutamos el script</text:p>
            <text:p text:style-name="P64">ENTRYPOINT /cmd.sh</text:p>
            <text:p text:style-name="P64"/>
            <text:p text:style-name="P68">#Arrancamos el demonio</text:p>
            <text:p text:style-name="P64">CMD ["proftpd","--nodaemon"]</text:p>
          </table:table-cell>
        </table:table-row>
      </table:table>
      <text:p text:style-name="P9"/>
      <text:p text:style-name="P9"/>
      <text:p text:style-name="P10">Aquí vamos a cargar una imagen que cree anteriormente, el motivo es que para la instalación del paquete proftpd, tenía que elegir unas opciones durante su proceso de instalación por que no puedo utilizarlo en el build, por lo que me cree una imagen con un debian jessie, realice un update, que es lo primero que debemos de hacer, ya que si no, no nos deja instalar ningún paquete.</text:p>
      <text:p text:style-name="P9"/>
      <text:p text:style-name="P12">Continuamos explicando el Dockerfile, con la imagen ya cargado de proftpd, instalo 2 paquetes, python para lanzar luego un pequeño script que he creado y nano, el cual no es necesario, pero lo manejo mejor que el editor de texto vim.</text:p>
      <text:p text:style-name="P12"/>
      <text:p text:style-name="P12">Posteriormente añado 2 script, uno en python y otro en bash, los cuales explicaré posteriormente, además añado un fichero de configuración para el paquete proftpd, abajo añado las líneas más importantes, que me nos sirven:</text:p>
      <text:p text:style-name="P12"/>
      <table:table table:name="Tabla2" table:style-name="Tabla2" table:template-name="Estilo predeterminado">
        <table:table-column table:style-name="Tabla2.A"/>
        <table:table-row table:style-name="Tabla2.1">
          <table:table-cell table:style-name="Tabla2.A1" office:value-type="string">
            <text:p text:style-name="P64">DefaultRoot <text:s text:c="4"/>/var/www/html/%u</text:p>
            <text:p text:style-name="P64"><text:s/>&lt;Anonymous /var/www/html&gt;</text:p>
          </table:table-cell>
        </table:table-row>
      </table:table>
      <text:p text:style-name="P9"/>
      <text:p text:style-name="P13">Estas líneas que hemos modificado el original, quieren decir, que el servidor ftp apunta al directorio “/var/www/html/” y que cada usuario accederá con sus debidas credenciales a su respectivo directorio “<text:span text:style-name="T21">/var/www/html/%u”, el “%u” nos permite hacerlo con todos los usuarios, si no, tendríamos que añadirlos uno a uno.</text:span></text:p>
      <text:p text:style-name="P54"/>
      <text:p text:style-name="P54">Continuamos con el Dockerfile, el siguiente comando empleado es para el cambio de permiso del fichero cmd.sh, para que se puede ejecutar.</text:p>
      <text:p text:style-name="P54"/>
      <text:p text:style-name="P54"><text:soft-page-break/>Luego añadimos los 2 puertos para el servicio ftp, 21 y 22, los cuales estarán abierto cuando arranquemos el contenedor, escuchando todo lo que vaya dirigidos a ellos.</text:p>
      <text:p text:style-name="P54"/>
      <text:p text:style-name="P14"><text:span text:style-name="T21">Posteriormente vamos a indicar que el directorio “/var/www/</text:span><text:span text:style-name="T22">html estará enlazado a un volumen que añadiremos, con esto todo lo que se crea en este directorio, aunque el contenedor se elimine, la información quedará en el volumen que le hemos añadido.</text:span></text:p>
      <text:p text:style-name="P55"/>
      <text:p text:style-name="P54">Por ultimo ejecutamos el entrypoint primero y el cmd, que nos más que el inicio del demonio, para que el contenedor este levantado en todo momento con el servicio proftpd activo.</text:p>
      <text:p text:style-name="P54"/>
      <text:p text:style-name="P54">Ahora pasamos a explicar el entrypoint cmd.sh:</text:p>
      <text:p text:style-name="P9"/>
      <table:table table:name="Tabla3" table:style-name="Tabla3" table:template-name="Estilo predeterminado">
        <table:table-column table:style-name="Tabla3.A"/>
        <table:table-row table:style-name="Tabla3.1">
          <table:table-cell table:style-name="Tabla3.A1" office:value-type="string">
            <text:p text:style-name="P64">#!/bin/bash</text:p>
            <text:p text:style-name="P64">set -e</text:p>
            <text:p text:style-name="P64"/>
            <text:p text:style-name="P64">USER=${USER:-""}</text:p>
            <text:p text:style-name="P64">PASS=${PASS:-""}</text:p>
            <text:p text:style-name="P64"/>
            <text:p text:style-name="P64">if [[ $USER != "" ]] ;then</text:p>
            <text:p text:style-name="P64"><text:tab/>python /usuario.py $USER $PASS</text:p>
            <text:p text:style-name="P64">fi</text:p>
          </table:table-cell>
        </table:table-row>
      </table:table>
      <text:p text:style-name="P9"/>
      <text:p text:style-name="P7">Este script como vemos, le estan llegando 2 variables USER y PASS, en el caso de que USER sea distinto de vacio, ejecutará nuestro script en python el cual añadiremos las 2 variables. En caso de vacío, no pasará nada.</text:p>
      <text:p text:style-name="P7"/>
      <text:p text:style-name="P7">Ahora pasamos al script de python, usuario.py, que nos crea los usuarios:</text:p>
      <text:p text:style-name="P9"/>
      <table:table table:name="Tabla4" table:style-name="Tabla4" table:template-name="Estilo predeterminado">
        <table:table-column table:style-name="Tabla4.A"/>
        <table:table-row table:style-name="Tabla4.1">
          <table:table-cell table:style-name="Tabla4.A1" office:value-type="string">
            <text:p text:style-name="P64">from sys import argv</text:p>
            <text:p text:style-name="P64">import crypt</text:p>
            <text:p text:style-name="P64">import commands</text:p>
            <text:p text:style-name="P64"/>
            <text:p text:style-name="P64">for i in range(len(argv[1].split(";"))):</text:p>
            <text:p text:style-name="P64"><text:tab/>contra = crypt.crypt(argv[2].split(";")[i],"salt")</text:p>
            <text:p text:style-name="P64"><text:tab/>commands.getoutput("if [ ! -d /var/www/html/" + argv[1].split(";")[i] + " ] ;then mkdir /var/www/html/" + argv[1].split(";")[i] + " ;fi")</text:p>
            <text:p text:style-name="P64"><text:tab/>commands.getoutput("useradd " + argv[1].split(";")[i] + " -p " + contra + " <text:s/>-d /var/www/html/" + argv[1].split(";")[i] + " -s /bin/bash")</text:p>
            <text:p text:style-name="P64"><text:tab/>commands.getoutput("chown " + argv[1].split(";")[i] + ":" + argv[1].split(";")[i] + " /var/www/html/"+ argv[1].split(";")[i])</text:p>
          </table:table-cell>
        </table:table-row>
      </table:table>
      <text:p text:style-name="P9"/>
      <text:p text:style-name="P7">Comenzamos importando argv para que nos permita inyectarle variables desde afuera, las variables son USER <text:s/>y PASS, que mencionamos anteriormente, la librería crypt para encryptar las contraseñas y la librería commands, para ejecutar comandos propios de bash.</text:p>
      <text:p text:style-name="P9"/>
      <text:p text:style-name="P7"><text:soft-page-break/>Como vemos, hay un for y un split, el porque de esto, es porque las variables vienen de la siguiente forma:</text:p>
      <text:list xml:id="list890711009" text:style-name="L16">
        <text:list-item>
          <text:p text:style-name="P87">USER= user1;user2;user3</text:p>
        </text:list-item>
        <text:list-item>
          <text:p text:style-name="P87">PASS = pass1;pass2;pass3</text:p>
        </text:list-item>
      </text:list>
      <text:p text:style-name="P7"/>
      <text:p text:style-name="P7">Una vez explicado esto, ya se entiende mejor el script, el script en si hace lo siguiente:</text:p>
      <text:list xml:id="list999988322" text:style-name="L17">
        <text:list-item>
          <text:p text:style-name="P88">Nos separá las variables y las recorre tantas veces como usuarios haya, separado por el “;”, en este caso, 3 veces, por lo que nos creará 3 usuarios.</text:p>
        </text:list-item>
        <text:list-item>
          <text:p text:style-name="P88">Primero nos crea una contraseña encriptada.</text:p>
        </text:list-item>
        <text:list-item>
          <text:p text:style-name="P88">Luego nos comprueba si ese usuario tiene carpeta, si no existe un usuario con esa carpeta, nos las crea la carpeta.</text:p>
        </text:list-item>
        <text:list-item>
          <text:p text:style-name="P88">Posteriormente nos crea el usuario, el cual tendra una contraseña y un directorio en “/var/www/html”.</text:p>
        </text:list-item>
        <text:list-item>
          <text:p text:style-name="P88">Por último, cambios los permisos a la carpeta por precaución.</text:p>
        </text:list-item>
      </text:list>
      <text:p text:style-name="P7"/>
      <text:p text:style-name="P7">Bueno, ya hemos explicado la primera imagen que emplearemos. Para arrancar crear un contenedor con esta imagen, lo haremos de la siguiente forma:</text:p>
      <text:list xml:id="list3063033551" text:style-name="L18">
        <text:list-item>
          <text:p text:style-name="P89">docker run -d --name <text:span text:style-name="T24">servidor -e USER='dani' -e PASS='dani' </text:span>-v proftpd:/var/www/html danibascon/<text:span text:style-name="T23">proftpd</text:span></text:p>
        </text:list-item>
      </text:list>
      <text:p text:style-name="P9"/>
      <text:p text:style-name="P9"/>
      <text:p text:style-name="P50">Imagen danibascon/<text:span text:style-name="T25">apache2</text:span></text:p>
      <text:p text:style-name="P9"/>
      <text:p text:style-name="P15">Dockerfile:</text:p>
      <text:p text:style-name="P15"/>
      <table:table table:name="Tabla5" table:style-name="Tabla5" table:template-name="Estilo predeterminado">
        <table:table-column table:style-name="Tabla5.A"/>
        <table:table-row table:style-name="Tabla5.1">
          <table:table-cell table:style-name="Tabla5.A1" office:value-type="string">
            <text:p text:style-name="P64">FROM debian:jessie</text:p>
            <text:p text:style-name="P64"/>
            <text:p text:style-name="P64"># Install dependenci<text:span text:style-name="T26">a</text:span>s.</text:p>
            <text:p text:style-name="P64">RUN apt update </text:p>
            <text:p text:style-name="P64">RUN apt install <text:s/>apache2 libapache2-mod-php5 nano python php5 -y</text:p>
            <text:p text:style-name="P64"/>
            <text:p text:style-name="P70">#Añadimos el volumen al directorio</text:p>
            <text:p text:style-name="P66">VOLUME /var/wwww/html</text:p>
            <text:p text:style-name="P66"/>
            <text:p text:style-name="P70">#Añadimos los ficheros y creamos las carpetas en las rutas indicadas</text:p>
            <text:p text:style-name="P64">RUN mkdir /var/www/html/net2ftp</text:p>
            <text:p text:style-name="P64">ADD net2ftp /var/www/html/net2ftp</text:p>
            <text:p text:style-name="P66">ADD www.conf /etc/apache2/sites-available/</text:p>
            <text:p text:style-name="P66"/>
            <text:p text:style-name="P70">#Cambiamos los permisos al directirio</text:p>
            <text:p text:style-name="P64">RUN chmod 0777 /var/www/html/net2ftp/files_to_upload/temp</text:p>
            <text:p text:style-name="P64"/>
            <text:p text:style-name="P70">#Activamos el sitio que hemos creado y desactivamos el que viene por defecto</text:p>
            <text:p text:style-name="P66">RUN a2ensite www.conf &amp;&amp; a2dissite 000-default.conf</text:p>
            <text:p text:style-name="P64"/>
            <text:p text:style-name="P64"><text:soft-page-break/>CMD apachectl -D FOREGROUND</text:p>
          </table:table-cell>
        </table:table-row>
      </table:table>
      <text:p text:style-name="P15"/>
      <text:p text:style-name="P9"/>
      <text:p text:style-name="P16">Esta imagen parte de un debian jessie, el cual vamos a instalar ese conjunto de paquete, para poder utilizar el servicio web de nft, net2ftp, con el que podremos interactuar con nuestro servidor ftp.</text:p>
      <text:p text:style-name="P16"/>
      <text:p text:style-name="P16">A continuación añadimos el fichero de configuración para que podamos <text:span text:style-name="T26">al directorio net2ftp, directorio que crearemos antes de añadir los ficheros y cambiamos los permisos.</text:span></text:p>
      <text:p text:style-name="P16"/>
      <text:p text:style-name="P17">Por último <text:span text:style-name="T27">arrancamos</text:span> el <text:span text:style-name="T27">dominio</text:span> de apache <text:span text:style-name="T27">directamente</text:span> desde el Dockerfile, como estamos viendo con “<text:span text:style-name="T21">CMD apachectl -D FOREGROUND”</text:span></text:p>
      <text:p text:style-name="P8"/>
      <text:p text:style-name="P18">Para arrancar este contenemos y el cual debemos de vincular con el otro contenedor, el que contiene <text:s/>la imagen “danibascon/proftpd” (servidor), debemos de lanzarlo de la siguiente manera:</text:p>
      <text:list xml:id="list2307866859" text:style-name="L19">
        <text:list-item>
          <text:p text:style-name="P90">docker run -d -p 21:21 -p 22:22 -p 81:80 --name <text:span text:style-name="T27">servidor_apache2</text:span> --<text:span text:style-name="T23">link servidor:servidor</text:span> danibascon/apache2</text:p>
        </text:list-item>
      </text:list>
      <text:p text:style-name="P19"/>
      <text:p text:style-name="P19"/>
      <text:p text:style-name="P19"/>
      <text:p text:style-name="P19"/>
      <text:p text:style-name="P51">Imagen danibascon/<text:span text:style-name="T28">mysql-server-7</text:span></text:p>
      <text:p text:style-name="P19"/>
      <text:p text:style-name="P21"/>
      <text:p text:style-name="P21">Esta imagen será lanzada cuando se registre un usuario <text:span text:style-name="T29">en Hostcker, se arrancará esta imagen en concreto.</text:span></text:p>
      <text:p text:style-name="P21"/>
      <text:p text:style-name="P21">Dockerfile:</text:p>
      <text:p text:style-name="P19"/>
      <table:table table:name="Tabla7" table:style-name="Tabla7" table:template-name="Estilo predeterminado">
        <table:table-column table:style-name="Tabla7.A"/>
        <table:table-row table:style-name="Tabla7.1">
          <table:table-cell table:style-name="Tabla7.A1" office:value-type="string">
            <text:p text:style-name="P64">FROM debian</text:p>
            <text:p text:style-name="P64"/>
            <text:p text:style-name="P71">#Paquete necesarios</text:p>
            <text:p text:style-name="P64">RUN apt update</text:p>
            <text:p text:style-name="P64">RUN apt install nano mysql-server -y</text:p>
            <text:p text:style-name="P64"/>
            <text:p text:style-name="P71">#Puerto de escucha</text:p>
            <text:p text:style-name="P64">EXPOSE <text:s/>3306</text:p>
            <text:p text:style-name="P64"/>
            <text:p text:style-name="P71">#Ruta del volumen</text:p>
            <text:p text:style-name="P64">VOLUME /var/lib/mysql</text:p>
            <text:p text:style-name="P64"/>
            <text:p text:style-name="P71">#Añadiendo ficheros y permisos</text:p>
            <text:p text:style-name="P64">ADD cmd.sh /cmd.sh</text:p>
            <text:p text:style-name="P64">RUN chmod +x /cmd.sh</text:p>
            <text:p text:style-name="P64"/>
            <text:p text:style-name="P64">ENTRYPOINT /cmd.sh</text:p>
          </table:table-cell>
        </table:table-row>
      </table:table>
      <text:p text:style-name="P19"><text:soft-page-break/></text:p>
      <text:p text:style-name="P19"/>
      <text:p text:style-name="P23">Está imagen parte de la iso de debian, la última versión, posteriormente actualizamos e instalamos los paquetes necesarios.</text:p>
      <text:p text:style-name="P23"/>
      <text:p text:style-name="P23">Abrimos el puerto 3306 para que escuche, y los clientes se puedan conectar al servidor y añadimos la ruta de “/var/lib/mysql/” al volumen el cual conectaremos más tarde.</text:p>
      <text:p text:style-name="P23"/>
      <text:p text:style-name="P23">Posteriormente añadimos el fichero cmd.sh, el permiso de ejecución y lo ejecutamos:</text:p>
      <text:p text:style-name="P23"/>
      <text:p text:style-name="P23">cmd.sh:</text:p>
      <text:p text:style-name="P23"/>
      <table:table table:name="Tabla8" table:style-name="Tabla8" table:template-name="Estilo predeterminado">
        <table:table-column table:style-name="Tabla8.A"/>
        <table:table-row table:style-name="Tabla8.1">
          <table:table-cell table:style-name="Tabla8.A1" office:value-type="string">
            <text:p text:style-name="P64">set -e</text:p>
            <text:p text:style-name="P64"/>
            <text:p text:style-name="P73">#Cambio de permiso y depuración de información</text:p>
            <text:p text:style-name="P64">chown -R mysql:mysql /var/lib/mysql</text:p>
            <text:p text:style-name="P64">mysql_install_db --user mysql &gt; /dev/null</text:p>
            <text:p text:style-name="P64"/>
            <text:p text:style-name="P73">#Definición de las variables</text:p>
            <text:p text:style-name="P64">MYSQL_DATABASE=${MYSQL_DATABASE:-""}</text:p>
            <text:p text:style-name="P64">MYSQL_USER=${MYSQL_USER:-""}</text:p>
            <text:p text:style-name="P64">MYSQL_PASSWORD=${MYSQL_PASSWORD:-""}</text:p>
            <text:p text:style-name="P64"/>
            <text:p text:style-name="P73">#Definición de fichero temporal</text:p>
            <text:p text:style-name="P64">tfile=`mktemp`</text:p>
            <text:p text:style-name="P64">cat &lt;&lt; EOF &gt; $tfile</text:p>
            <text:p text:style-name="P64">USE mysql;</text:p>
            <text:p text:style-name="P64">FLUSH PRIVILEGES;</text:p>
            <text:p text:style-name="P64">GRANT ALL PRIVILEGES ON *.* TO 'root'@'%' WITH GRANT OPTION;</text:p>
            <text:p text:style-name="P64">UPDATE user SET password=PASSWORD('root') WHERE user='root';</text:p>
            <text:p text:style-name="P64">EOF</text:p>
            <text:p text:style-name="P64"/>
            <text:p text:style-name="P73">#Creación de base de datos y usuario con permisos</text:p>
            <text:p text:style-name="P64">echo "CREATE DATABASE IF NOT EXISTS \`$MYSQL_DATABASE\`;" &gt;&gt; $tfile</text:p>
            <text:p text:style-name="P64">echo "GRANT ALL ON \`$MYSQL_DATABASE\`.* to '$MYSQL_USER'@'%' IDENTIFIED BY '$MYSQL_PASSWORD';" &gt;&gt; $tfile</text:p>
            <text:p text:style-name="P64"/>
            <text:p text:style-name="P73">#inyectamos el fichero para ejecutarlo con el servicio</text:p>
            <text:p text:style-name="P64">/usr/sbin/mysqld --bootstrap --verbose=0 &lt; $tfile</text:p>
            <text:p text:style-name="P64">rm -f $tfile</text:p>
            <text:p text:style-name="P64"/>
            <text:p text:style-name="P73">#arrancamos el servicio</text:p>
            <text:p text:style-name="P64">exec /usr/sbin/mysqld</text:p>
          </table:table-cell>
        </table:table-row>
      </table:table>
      <text:p text:style-name="P23"/>
      <text:p text:style-name="P25"><text:soft-page-break/>En este script creamos la base de datos y el usuario, partimos de cambio de permiso para que mysql pueda utilizarlo y reenviamos a <text:span text:style-name="T30">/dev/null lo que no nos es importante.</text:span></text:p>
      <text:p text:style-name="P33"/>
      <text:p text:style-name="P33">Definimos las 3 variables que utilizaremos, el nombre de la base de datos, el usuario y la contraseña, por lo general, la base de datos y el nombre del usuario, serán iguales.</text:p>
      <text:p text:style-name="P33"/>
      <text:p text:style-name="P25"><text:span text:style-name="T30">Posteriormente creamos </text:span><text:span text:style-name="T31">un fichero temporal en el cual le cargaremos las variables necesarias, ya sea la contraseña de root para la conexión a mysql, como el usuario, la base de datos y la contraseña.</text:span></text:p>
      <text:p text:style-name="P34"/>
      <text:p text:style-name="P26"><text:span text:style-name="T31">P</text:span><text:span text:style-name="T30">or último inyectamos el fichero temporal para que cuando arranquemos el servicio mysql, nos lo cree.</text:span></text:p>
      <text:p text:style-name="P19"/>
      <text:p text:style-name="P19"/>
      <text:p text:style-name="P20"/>
      <text:p text:style-name="P52">Imagen danibascon/<text:span text:style-name="T28">mysql-server-7:1</text:span></text:p>
      <text:p text:style-name="P20"/>
      <text:p text:style-name="P22"/>
      <text:p text:style-name="P22">Esta imagen será lanzada cuando <text:span text:style-name="T32">arranquemos la aplicación, el motivo, lo diremos más adelante, pero este a diferencia el anterior, se arranca sin crear ningún usuario ni base de datos, nos arranca lo que haya en la base de datos en ese momento.</text:span></text:p>
      <text:p text:style-name="P22"/>
      <text:p text:style-name="P22">Dockerfile:</text:p>
      <text:p text:style-name="P20"/>
      <table:table table:name="Tabla9" table:style-name="Tabla9">
        <table:table-column table:style-name="Tabla9.A"/>
        <table:table-row table:style-name="Tabla9.1">
          <table:table-cell table:style-name="Tabla9.A1" office:value-type="string">
            <text:p text:style-name="P67">FROM debian</text:p>
            <text:p text:style-name="P67"/>
            <text:p text:style-name="P72">#Paquete necesarios</text:p>
            <text:p text:style-name="P67">RUN apt update</text:p>
            <text:p text:style-name="P67">RUN apt install nano mysql-server -y</text:p>
            <text:p text:style-name="P67"/>
            <text:p text:style-name="P72">#Puerto de escucha</text:p>
            <text:p text:style-name="P67">EXPOSE <text:s/>3306</text:p>
            <text:p text:style-name="P67"/>
            <text:p text:style-name="P72">#Ruta del volumen</text:p>
            <text:p text:style-name="P67">VOLUME /var/lib/mysql</text:p>
            <text:p text:style-name="P67"/>
            <text:p text:style-name="P74">CMD /usr/sbin/mysqld</text:p>
          </table:table-cell>
        </table:table-row>
      </table:table>
      <text:p text:style-name="P20"/>
      <text:p text:style-name="P20"/>
      <text:p text:style-name="P24">Está imagen parte de la iso de debian, la última versión, posteriormente actualizamos e instalamos los paquetes necesarios.</text:p>
      <text:p text:style-name="P24"/>
      <text:p text:style-name="P24">Abrimos el puerto 3306 para que escuche, y los clientes se puedan conectar al servidor y añadimos la ruta de “/var/lib/mysql/” al volumen el cual conectaremos más tarde.</text:p>
      <text:p text:style-name="P24"/>
      <text:p text:style-name="P27"><text:soft-page-break/>Por último arrancamos el servicio.</text:p>
      <text:p text:style-name="P24"/>
      <text:p text:style-name="P35"/>
      <text:p text:style-name="P19"/>
      <text:p text:style-name="P51">Imagen danibascon/<text:span text:style-name="T28">usuarios</text:span></text:p>
      <text:p text:style-name="P19"/>
      <text:p text:style-name="P28">Dockerfile:</text:p>
      <text:p text:style-name="P19"/>
      <table:table table:name="Tabla6" table:style-name="Tabla6" table:template-name="Estilo predeterminado">
        <table:table-column table:style-name="Tabla6.A"/>
        <table:table-row table:style-name="Tabla6.1">
          <table:table-cell table:style-name="Tabla6.A1" office:value-type="string">
            <text:p text:style-name="P64">FROM debian:jessie</text:p>
            <text:p text:style-name="P64"/>
            <text:p text:style-name="P64"/>
            <text:p text:style-name="P64"># Install dependencies.</text:p>
            <text:p text:style-name="P64">RUN apt update </text:p>
            <text:p text:style-name="P64">RUN apt install <text:s/>apache2 libapache2-mod-php5 nano python php5 -y</text:p>
            <text:p text:style-name="P64">#RUN apt install php5</text:p>
            <text:p text:style-name="P64"/>
            <text:p text:style-name="P64">#Install net2ftp.</text:p>
            <text:p text:style-name="P64"/>
            <text:p text:style-name="P64">VOLUME /var/wwww/html</text:p>
            <text:p text:style-name="P64">ENV APACHE_RUN_USER www-data</text:p>
            <text:p text:style-name="P64">ENV APACHE_RUN_GROUP www-data</text:p>
            <text:p text:style-name="P64">ENV APACHE_LOG_DIR /var/log/apache2</text:p>
            <text:p text:style-name="P64">ENV APACHE_PID_FILE /var/run/apache2.pid</text:p>
            <text:p text:style-name="P64">ENV APACHE_RUN_DIR /var/run/apache2</text:p>
            <text:p text:style-name="P64">ENV APACHE_LOCK_DIR /var/lock/apache2</text:p>
            <text:p text:style-name="P64"/>
            <text:p text:style-name="P64">ADD cmd.sh /cmd.sh</text:p>
            <text:p text:style-name="P64">RUN chmod +x /cmd.sh</text:p>
            <text:p text:style-name="P64"/>
            <text:p text:style-name="P64">EXPOSE 80</text:p>
            <text:p text:style-name="P64">CMD ["/cmd.sh"]</text:p>
            <text:p text:style-name="P64">#ENTRYPOINT /cmd.sh</text:p>
            <text:p text:style-name="P64">#CMD apachectl -D FOREGROUND</text:p>
            <text:p text:style-name="P64"/>
            <text:p text:style-name="P64">#ENTRYPOINT /cmd.sh</text:p>
          </table:table-cell>
        </table:table-row>
      </table:table>
      <text:p text:style-name="P19"/>
      <text:p text:style-name="P19"/>
      <text:p text:style-name="P29">Esta imagen es para lanzar el contenedor que el usuario registrado necesita para mostrar a través de la web, lo que suba a su directorio.</text:p>
      <text:p text:style-name="P29"/>
      <text:p text:style-name="P29">Como vemos, partimos de la imagen debian jessie, actualizamos e instalamos la lista de paquetes que vienen, que necesitamos para lanzar posteriormente nuestro contenedor</text:p>
      <text:p text:style-name="P19"/>
      <text:p text:style-name="P19"/>
      <text:p text:style-name="P19"/>
      <text:p text:style-name="P19"><text:soft-page-break/></text:p>
      <text:p text:style-name="P19"/>
      <text:p text:style-name="P30">docker run -d -p 82:80 --name maq3 -v proftpd:/var/www/html -e SERVER_NAME='dani' -e DOCUMENTROOT='dani' danibascon/apache2-usuario</text:p>
      <text:p text:style-name="P19"/>
      <text:p text:style-name="P19"/>
      <text:p text:style-name="P5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75">Referencias y bibliografía</text:p>
      <text:p text:style-name="P9"/>
      <text:p text:style-name="P31"/>
      <text:p text:style-name="P31"/>
      <text:p text:style-name="P31"><text:a xlink:type="simple" xlink:href="http://www.nacionrosique.es/2016/06/componentes-de-dockers.html" text:style-name="Internet_20_link" text:visited-style-name="Visited_20_Internet_20_Link">http://www.nacionrosique.es/2016/06/componentes-de-dockers.html</text:a></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master-page-name="">
      <loext:graphic-properties draw:fill="none" draw:fill-color="#729fcf"/>
      <style:paragraph-properties fo:text-align="start" style:justify-single-word="false" style:page-number="auto" fo:background-color="transparent" style:shadow="none">
        <style:tab-stops/>
      </style:paragraph-properties>
      <style:text-properties style:font-name="Liberation Serif1" fo:font-family="'Liberation Serif'" style:font-style-name="Negrita" style:font-family-generic="roman" style:font-pitch="variable" fo:font-size="40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default-outline-level="1" style:class="text">
      <style:paragraph-properties fo:margin-left="0.801cm" fo:margin-right="0cm" fo:margin-top="0.423cm" fo:margin-bottom="0.212cm" loext:contextual-spacing="false" fo:text-indent="0cm" style:auto-text-indent="false">
        <style:tab-stops/>
      </style:paragraph-properties>
      <style:text-properties style:font-name="Liberation Serif" fo:font-family="'Liberation Serif'" style:font-family-generic="roman" style:font-pitch="variable" fo:font-size="20pt"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margin-left="0.7cm" fo:margin-right="0cm" fo:margin-top="0.353cm" fo:margin-bottom="0.212cm" loext:contextual-spacing="false" fo:text-indent="0.101cm" style:auto-text-indent="false">
        <style:tab-stops/>
      </style:paragraph-properties>
      <style:text-properties fo:font-size="14pt" style:text-underline-style="solid" style:text-underline-width="auto" style:text-underline-color="font-color"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19:53:31.883214572</meta:creation-date>
    <meta:generator>LibreOffice/6.0.2.1$Windows_x86 LibreOffice_project/f7f06a8f319e4b62f9bc5095aa112a65d2f3ac89</meta:generator>
    <dc:date>2018-06-11T14:38:19.274000000</dc:date>
    <meta:editing-duration>PT4H25M17S</meta:editing-duration>
    <meta:editing-cycles>45</meta:editing-cycles>
    <meta:document-statistic meta:table-count="9" meta:image-count="0" meta:object-count="0" meta:page-count="24" meta:paragraph-count="351" meta:word-count="4417" meta:character-count="28448" meta:non-whitespace-character-count="24468"/>
  </office:meta>
</office:document-meta>
</file>